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228000002DB7CA41CF01B467B7E.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2910000006004E2DEF68DB809EC.png" manifest:media-type="image/png"/>
  <manifest:file-entry manifest:full-path="Pictures/10000201000006E80000005AB914C47AF599440A.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4D8000003608CC0F03E9441EE2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e4e73" officeooo:paragraph-rsid="012e4e73"/>
    </style:style>
    <style:style style:name="P56" style:family="paragraph" style:parent-style-name="Text_20_body">
      <style:text-properties officeooo:rsid="012e4e73" officeooo:paragraph-rsid="015df4e8"/>
    </style:style>
    <style:style style:name="P57" style:family="paragraph" style:parent-style-name="Text_20_body">
      <style:text-properties officeooo:rsid="01360099" officeooo:paragraph-rsid="013745fb"/>
    </style:style>
    <style:style style:name="P58" style:family="paragraph" style:parent-style-name="Text_20_body">
      <style:text-properties officeooo:rsid="01360099" officeooo:paragraph-rsid="015df4e8"/>
    </style:style>
    <style:style style:name="P59" style:family="paragraph" style:parent-style-name="Text_20_body">
      <style:text-properties officeooo:rsid="013a927f" officeooo:paragraph-rsid="013a927f"/>
    </style:style>
    <style:style style:name="P60" style:family="paragraph" style:parent-style-name="Text_20_body">
      <style:text-properties officeooo:rsid="013a927f" officeooo:paragraph-rsid="015df4e8"/>
    </style:style>
    <style:style style:name="P61" style:family="paragraph" style:parent-style-name="Text_20_body">
      <style:text-properties officeooo:rsid="013ed10f" officeooo:paragraph-rsid="013ed10f"/>
    </style:style>
    <style:style style:name="P62" style:family="paragraph" style:parent-style-name="Text_20_body">
      <style:text-properties officeooo:rsid="013ed10f" officeooo:paragraph-rsid="015df4e8"/>
    </style:style>
    <style:style style:name="P63" style:family="paragraph" style:parent-style-name="Text_20_body">
      <style:text-properties officeooo:rsid="005bc281" officeooo:paragraph-rsid="005bc281"/>
    </style:style>
    <style:style style:name="P64" style:family="paragraph" style:parent-style-name="Text_20_body">
      <style:text-properties officeooo:rsid="005bc281" officeooo:paragraph-rsid="015df4e8"/>
    </style:style>
    <style:style style:name="P65" style:family="paragraph" style:parent-style-name="Text_20_body">
      <style:text-properties officeooo:rsid="0063a124" officeooo:paragraph-rsid="0063a124"/>
    </style:style>
    <style:style style:name="P66" style:family="paragraph" style:parent-style-name="Text_20_body">
      <style:text-properties officeooo:rsid="0063a124" officeooo:paragraph-rsid="015df4e8"/>
    </style:style>
    <style:style style:name="P67" style:family="paragraph" style:parent-style-name="Text_20_body">
      <style:paragraph-properties fo:line-height="115%"/>
      <style:text-properties style:text-position="0% 100%" officeooo:rsid="01235c19" officeooo:paragraph-rsid="01229af4"/>
    </style:style>
    <style:style style:name="P68" style:family="paragraph" style:parent-style-name="Text_20_body">
      <style:paragraph-properties fo:line-height="115%"/>
      <style:text-properties style:text-position="0% 100%" officeooo:rsid="01235c19" officeooo:paragraph-rsid="015df4e8"/>
    </style:style>
    <style:style style:name="P69" style:family="paragraph" style:parent-style-name="Text_20_body">
      <style:paragraph-properties fo:line-height="115%"/>
      <style:text-properties style:text-position="0% 100%" officeooo:rsid="01252b43" officeooo:paragraph-rsid="01252b43"/>
    </style:style>
    <style:style style:name="P70" style:family="paragraph" style:parent-style-name="Text_20_body">
      <style:paragraph-properties fo:line-height="115%"/>
      <style:text-properties style:text-position="0% 100%" officeooo:rsid="01252b43" officeooo:paragraph-rsid="015df4e8"/>
    </style:style>
    <style:style style:name="P71" style:family="paragraph" style:parent-style-name="Text_20_body">
      <style:text-properties style:text-position="0% 100%" officeooo:rsid="013ed10f" officeooo:paragraph-rsid="015a0c6f"/>
    </style:style>
    <style:style style:name="P72" style:family="paragraph" style:parent-style-name="Text_20_body">
      <style:text-properties style:text-position="0% 100%" officeooo:rsid="013ed10f" officeooo:paragraph-rsid="015df4e8"/>
    </style:style>
    <style:style style:name="P73" style:family="paragraph" style:parent-style-name="Text_20_body">
      <style:text-properties officeooo:rsid="0136026f" officeooo:paragraph-rsid="013745fb"/>
    </style:style>
    <style:style style:name="P74" style:family="paragraph" style:parent-style-name="Text_20_body">
      <style:text-properties officeooo:rsid="0136026f" officeooo:paragraph-rsid="015df4e8"/>
    </style:style>
    <style:style style:name="P75" style:family="paragraph" style:parent-style-name="Text_20_body">
      <style:text-properties officeooo:rsid="006182ef" officeooo:paragraph-rsid="006182ef"/>
    </style:style>
    <style:style style:name="P76" style:family="paragraph" style:parent-style-name="Text_20_body">
      <style:text-properties officeooo:rsid="006182ef" officeooo:paragraph-rsid="015df4e8"/>
    </style:style>
    <style:style style:name="P77" style:family="paragraph" style:parent-style-name="Text_20_body">
      <style:text-properties officeooo:rsid="01408a56" officeooo:paragraph-rsid="01408a56"/>
    </style:style>
    <style:style style:name="P78" style:family="paragraph" style:parent-style-name="Text_20_body">
      <style:text-properties officeooo:rsid="01408a56" officeooo:paragraph-rsid="015df4e8"/>
    </style:style>
    <style:style style:name="P79" style:family="paragraph" style:parent-style-name="Text_20_body">
      <style:text-properties officeooo:rsid="017abf57" officeooo:paragraph-rsid="017abf57"/>
    </style:style>
    <style:style style:name="P80" style:family="paragraph" style:parent-style-name="Text_20_body">
      <style:text-properties officeooo:rsid="018d8b51" officeooo:paragraph-rsid="018d8b51"/>
    </style:style>
    <style:style style:name="P81" style:family="paragraph" style:parent-style-name="Text_20_body">
      <style:text-properties officeooo:rsid="018d8b51" officeooo:paragraph-rsid="019aa028"/>
    </style:style>
    <style:style style:name="P82" style:family="paragraph" style:parent-style-name="Text_20_body">
      <style:text-properties officeooo:rsid="0199d145" officeooo:paragraph-rsid="0199d145"/>
    </style:style>
    <style:style style:name="P83" style:family="paragraph" style:parent-style-name="Text_20_body">
      <style:text-properties officeooo:rsid="01a67b81" officeooo:paragraph-rsid="01a67b81"/>
    </style:style>
    <style:style style:name="P84" style:family="paragraph" style:parent-style-name="Text_20_body">
      <style:paragraph-properties fo:line-height="115%"/>
      <style:text-properties officeooo:rsid="01ab4514" officeooo:paragraph-rsid="01ab4514"/>
    </style:style>
    <style:style style:name="P85" style:family="paragraph" style:parent-style-name="Text_20_body">
      <style:paragraph-properties fo:line-height="115%"/>
      <style:text-properties officeooo:rsid="01b2785a" officeooo:paragraph-rsid="01b2785a"/>
    </style:style>
    <style:style style:name="P86" style:family="paragraph" style:parent-style-name="Text_20_body">
      <style:text-properties officeooo:rsid="018f839a" officeooo:paragraph-rsid="019aa028"/>
    </style:style>
    <style:style style:name="P87" style:family="paragraph" style:parent-style-name="Text_20_body">
      <style:text-properties officeooo:rsid="01c5719c" officeooo:paragraph-rsid="01c5719c"/>
    </style:style>
    <style:style style:name="P88" style:family="paragraph" style:parent-style-name="Text_20_body">
      <style:text-properties officeooo:rsid="01e8ac6a" officeooo:paragraph-rsid="01e8ac6a"/>
    </style:style>
    <style:style style:name="P89" style:family="paragraph" style:parent-style-name="Text_20_body">
      <style:text-properties officeooo:rsid="020279cd" officeooo:paragraph-rsid="020279cd"/>
    </style:style>
    <style:style style:name="P90" style:family="paragraph" style:parent-style-name="Text_20_body">
      <style:text-properties officeooo:rsid="0214984c" officeooo:paragraph-rsid="0214984c"/>
    </style:style>
    <style:style style:name="P91" style:family="paragraph" style:parent-style-name="Text_20_body">
      <style:text-properties officeooo:rsid="0228c5d7" officeooo:paragraph-rsid="022d6fb9"/>
    </style:style>
    <style:style style:name="P92" style:family="paragraph" style:parent-style-name="Text_20_body">
      <style:text-properties officeooo:rsid="02328593" officeooo:paragraph-rsid="02328593"/>
    </style:style>
    <style:style style:name="P93" style:family="paragraph" style:parent-style-name="Text_20_body">
      <style:paragraph-properties fo:line-height="100%"/>
      <style:text-properties officeooo:rsid="0226bb2f" officeooo:paragraph-rsid="0226bb2f"/>
    </style:style>
    <style:style style:name="P94" style:family="paragraph" style:parent-style-name="Text_20_body">
      <style:text-properties officeooo:rsid="0166628c" officeooo:paragraph-rsid="0166628c"/>
    </style:style>
    <style:style style:name="P95" style:family="paragraph" style:parent-style-name="Text_20_body">
      <style:text-properties officeooo:rsid="025949c3" officeooo:paragraph-rsid="025949c3"/>
    </style:style>
    <style:style style:name="P96" style:family="paragraph" style:parent-style-name="Text_20_body">
      <style:text-properties officeooo:rsid="0224c40f" officeooo:paragraph-rsid="0224c40f"/>
    </style:style>
    <style:style style:name="P97" style:family="paragraph" style:parent-style-name="Text_20_body">
      <style:text-properties officeooo:rsid="02644af0" officeooo:paragraph-rsid="02644af0"/>
    </style:style>
    <style:style style:name="P98" style:family="paragraph" style:parent-style-name="Text_20_body">
      <style:text-properties officeooo:rsid="016ddfc4" officeooo:paragraph-rsid="016ddfc4"/>
    </style:style>
    <style:style style:name="P99" style:family="paragraph" style:parent-style-name="Text_20_body">
      <style:text-properties officeooo:rsid="0266051e" officeooo:paragraph-rsid="0266051e"/>
    </style:style>
    <style:style style:name="P100" style:family="paragraph" style:parent-style-name="Text_20_body">
      <style:text-properties officeooo:rsid="016eee67" officeooo:paragraph-rsid="016eee67"/>
    </style:style>
    <style:style style:name="P101" style:family="paragraph" style:parent-style-name="Text_20_body">
      <style:text-properties officeooo:rsid="02670254" officeooo:paragraph-rsid="02670254"/>
    </style:style>
    <style:style style:name="P102" style:family="paragraph" style:parent-style-name="Text_20_body">
      <style:text-properties officeooo:paragraph-rsid="0199d145"/>
    </style:style>
    <style:style style:name="P103" style:family="paragraph" style:parent-style-name="Text_20_body">
      <style:text-properties officeooo:paragraph-rsid="026bdf5f"/>
    </style:style>
    <style:style style:name="P104" style:family="paragraph" style:parent-style-name="Text_20_body">
      <style:text-properties officeooo:rsid="026fc25d" officeooo:paragraph-rsid="026fc25d"/>
    </style:style>
    <style:style style:name="P105" style:family="paragraph" style:parent-style-name="Text_20_body">
      <style:text-properties officeooo:rsid="027ae642" officeooo:paragraph-rsid="026bdf5f"/>
    </style:style>
    <style:style style:name="P106" style:family="paragraph" style:parent-style-name="Standard">
      <style:text-properties officeooo:paragraph-rsid="01755fca"/>
    </style:style>
    <style:style style:name="P107" style:family="paragraph" style:parent-style-name="Text_20_body" style:list-style-name="L1">
      <style:paragraph-properties fo:line-height="100%"/>
      <style:text-properties officeooo:rsid="005bc281" officeooo:paragraph-rsid="005bc281"/>
    </style:style>
    <style:style style:name="P108" style:family="paragraph" style:parent-style-name="Text_20_body" style:list-style-name="L16">
      <style:paragraph-properties fo:line-height="100%"/>
      <style:text-properties officeooo:rsid="005bc281" officeooo:paragraph-rsid="015df4e8"/>
    </style:style>
    <style:style style:name="P109" style:family="paragraph" style:parent-style-name="Text_20_body" style:list-style-name="L1">
      <style:paragraph-properties fo:line-height="100%"/>
      <style:text-properties officeooo:rsid="005e09fc" officeooo:paragraph-rsid="005e09fc"/>
    </style:style>
    <style:style style:name="P110" style:family="paragraph" style:parent-style-name="Text_20_body" style:list-style-name="L16">
      <style:paragraph-properties fo:line-height="100%"/>
      <style:text-properties officeooo:rsid="005e09fc" officeooo:paragraph-rsid="015df4e8"/>
    </style:style>
    <style:style style:name="P111" style:family="paragraph" style:parent-style-name="Text_20_body" style:list-style-name="L2">
      <style:paragraph-properties fo:line-height="100%"/>
      <style:text-properties officeooo:rsid="0063a124" officeooo:paragraph-rsid="0063a124"/>
    </style:style>
    <style:style style:name="P112" style:family="paragraph" style:parent-style-name="Text_20_body" style:list-style-name="L17">
      <style:paragraph-properties fo:line-height="100%"/>
      <style:text-properties officeooo:rsid="0063a124" officeooo:paragraph-rsid="015df4e8"/>
    </style:style>
    <style:style style:name="P113" style:family="paragraph" style:parent-style-name="Text_20_body" style:list-style-name="L3">
      <style:paragraph-properties fo:line-height="100%"/>
      <style:text-properties officeooo:rsid="008e788e" officeooo:paragraph-rsid="008e788e"/>
    </style:style>
    <style:style style:name="P114" style:family="paragraph" style:parent-style-name="Text_20_body" style:list-style-name="L18">
      <style:paragraph-properties fo:line-height="100%"/>
      <style:text-properties officeooo:rsid="008e788e" officeooo:paragraph-rsid="015df4e8"/>
    </style:style>
    <style:style style:name="P115" style:family="paragraph" style:parent-style-name="Text_20_body" style:list-style-name="L3">
      <style:paragraph-properties fo:line-height="100%"/>
      <style:text-properties officeooo:rsid="01673b2c" officeooo:paragraph-rsid="01673b2c"/>
    </style:style>
    <style:style style:name="P116" style:family="paragraph" style:parent-style-name="Text_20_body" style:list-style-name="L3">
      <style:paragraph-properties fo:line-height="100%"/>
      <style:text-properties officeooo:rsid="0091cfa6" officeooo:paragraph-rsid="0091cfa6"/>
    </style:style>
    <style:style style:name="P117" style:family="paragraph" style:parent-style-name="Text_20_body" style:list-style-name="L18">
      <style:paragraph-properties fo:line-height="100%"/>
      <style:text-properties officeooo:rsid="0091cfa6" officeooo:paragraph-rsid="015df4e8"/>
    </style:style>
    <style:style style:name="P118" style:family="paragraph" style:parent-style-name="Text_20_body" style:list-style-name="L3">
      <style:paragraph-properties fo:line-height="100%"/>
      <style:text-properties officeooo:rsid="0092b8dd" officeooo:paragraph-rsid="0092b8dd"/>
    </style:style>
    <style:style style:name="P119" style:family="paragraph" style:parent-style-name="Text_20_body" style:list-style-name="L18">
      <style:paragraph-properties fo:line-height="100%"/>
      <style:text-properties officeooo:rsid="0092b8dd" officeooo:paragraph-rsid="015df4e8"/>
    </style:style>
    <style:style style:name="P120" style:family="paragraph" style:parent-style-name="Text_20_body" style:list-style-name="L3">
      <style:paragraph-properties fo:line-height="100%"/>
      <style:text-properties officeooo:rsid="00a4f906" officeooo:paragraph-rsid="00a4f906"/>
    </style:style>
    <style:style style:name="P121" style:family="paragraph" style:parent-style-name="Text_20_body" style:list-style-name="L18">
      <style:paragraph-properties fo:line-height="100%"/>
      <style:text-properties officeooo:rsid="00a4f906" officeooo:paragraph-rsid="015df4e8"/>
    </style:style>
    <style:style style:name="P122" style:family="paragraph" style:parent-style-name="Text_20_body" style:list-style-name="L3">
      <style:paragraph-properties fo:line-height="100%"/>
      <style:text-properties officeooo:rsid="00e57379" officeooo:paragraph-rsid="00e57379"/>
    </style:style>
    <style:style style:name="P123" style:family="paragraph" style:parent-style-name="Text_20_body" style:list-style-name="L18">
      <style:paragraph-properties fo:line-height="100%"/>
      <style:text-properties officeooo:rsid="00e57379" officeooo:paragraph-rsid="015df4e8"/>
    </style:style>
    <style:style style:name="P124" style:family="paragraph" style:parent-style-name="Text_20_body" style:list-style-name="L3">
      <style:paragraph-properties fo:line-height="100%"/>
      <style:text-properties officeooo:rsid="016bd7fe" officeooo:paragraph-rsid="016bd7fe"/>
    </style:style>
    <style:style style:name="P125" style:family="paragraph" style:parent-style-name="Text_20_body" style:list-style-name="L4">
      <style:text-properties officeooo:rsid="0198f53f" officeooo:paragraph-rsid="0198f53f"/>
    </style:style>
    <style:style style:name="P126" style:family="paragraph" style:parent-style-name="Text_20_body" style:list-style-name="L4">
      <style:text-properties officeooo:rsid="01a4c595" officeooo:paragraph-rsid="01a4c595"/>
    </style:style>
    <style:style style:name="P127" style:family="paragraph" style:parent-style-name="Text_20_body" style:list-style-name="L5">
      <style:text-properties officeooo:rsid="01a4c595" officeooo:paragraph-rsid="01a4c595"/>
    </style:style>
    <style:style style:name="P128" style:family="paragraph" style:parent-style-name="Text_20_body" style:list-style-name="L5">
      <style:text-properties officeooo:rsid="01a5c463" officeooo:paragraph-rsid="01a5c463"/>
    </style:style>
    <style:style style:name="P129" style:family="paragraph" style:parent-style-name="Text_20_body" style:list-style-name="L6">
      <style:paragraph-properties fo:line-height="115%"/>
      <style:text-properties officeooo:rsid="01b1d849" officeooo:paragraph-rsid="01b1d849"/>
    </style:style>
    <style:style style:name="P130" style:family="paragraph" style:parent-style-name="Text_20_body" style:list-style-name="L7">
      <style:paragraph-properties fo:line-height="100%"/>
      <style:text-properties officeooo:rsid="00dc88d9" officeooo:paragraph-rsid="00dc88d9"/>
    </style:style>
    <style:style style:name="P131" style:family="paragraph" style:parent-style-name="Text_20_body" style:list-style-name="L30">
      <style:paragraph-properties fo:line-height="100%"/>
      <style:text-properties officeooo:rsid="00dc88d9" officeooo:paragraph-rsid="015df4e8"/>
    </style:style>
    <style:style style:name="P132" style:family="paragraph" style:parent-style-name="Text_20_body" style:list-style-name="L7">
      <style:paragraph-properties fo:line-height="100%"/>
      <style:text-properties officeooo:rsid="00ddf2b3" officeooo:paragraph-rsid="00ddf2b3"/>
    </style:style>
    <style:style style:name="P133" style:family="paragraph" style:parent-style-name="Text_20_body" style:list-style-name="L30">
      <style:paragraph-properties fo:line-height="100%"/>
      <style:text-properties officeooo:rsid="00ddf2b3" officeooo:paragraph-rsid="015df4e8"/>
    </style:style>
    <style:style style:name="P134" style:family="paragraph" style:parent-style-name="Text_20_body" style:list-style-name="L8">
      <style:text-properties officeooo:rsid="00e25bb7" officeooo:paragraph-rsid="00e25bb7"/>
    </style:style>
    <style:style style:name="P135" style:family="paragraph" style:parent-style-name="Text_20_body" style:list-style-name="L8">
      <style:text-properties officeooo:rsid="00e25bb7" officeooo:paragraph-rsid="017a1cc1"/>
    </style:style>
    <style:style style:name="P136" style:family="paragraph" style:parent-style-name="Text_20_body" style:list-style-name="L31">
      <style:text-properties officeooo:rsid="00e25bb7" officeooo:paragraph-rsid="015df4e8"/>
    </style:style>
    <style:style style:name="P137" style:family="paragraph" style:parent-style-name="Text_20_body" style:list-style-name="L8">
      <style:text-properties officeooo:rsid="00e27adc" officeooo:paragraph-rsid="00e27adc"/>
    </style:style>
    <style:style style:name="P138" style:family="paragraph" style:parent-style-name="Text_20_body" style:list-style-name="L8">
      <style:text-properties officeooo:rsid="00e27adc" officeooo:paragraph-rsid="017a1cc1"/>
    </style:style>
    <style:style style:name="P139" style:family="paragraph" style:parent-style-name="Text_20_body" style:list-style-name="L31">
      <style:text-properties officeooo:rsid="00e27adc" officeooo:paragraph-rsid="015df4e8"/>
    </style:style>
    <style:style style:name="P140" style:family="paragraph" style:parent-style-name="Text_20_body" style:list-style-name="L8">
      <style:text-properties officeooo:rsid="00e2d1d6" officeooo:paragraph-rsid="00e2d1d6"/>
    </style:style>
    <style:style style:name="P141" style:family="paragraph" style:parent-style-name="Text_20_body" style:list-style-name="L8">
      <style:text-properties officeooo:rsid="00e2d1d6" officeooo:paragraph-rsid="017a1cc1"/>
    </style:style>
    <style:style style:name="P142" style:family="paragraph" style:parent-style-name="Text_20_body" style:list-style-name="L31">
      <style:text-properties officeooo:rsid="00e2d1d6" officeooo:paragraph-rsid="015df4e8"/>
    </style:style>
    <style:style style:name="P143" style:family="paragraph" style:parent-style-name="Text_20_body" style:list-style-name="L9">
      <style:text-properties officeooo:rsid="00e478a2" officeooo:paragraph-rsid="00e478a2"/>
    </style:style>
    <style:style style:name="P144" style:family="paragraph" style:parent-style-name="Text_20_body" style:list-style-name="L11">
      <style:text-properties officeooo:rsid="00e478a2" officeooo:paragraph-rsid="017a1cc1"/>
    </style:style>
    <style:style style:name="P145" style:family="paragraph" style:parent-style-name="Text_20_body" style:list-style-name="L32">
      <style:text-properties officeooo:rsid="00e478a2" officeooo:paragraph-rsid="015df4e8"/>
    </style:style>
    <style:style style:name="P146" style:family="paragraph" style:parent-style-name="Text_20_body" style:list-style-name="L9">
      <style:text-properties officeooo:rsid="00e944b4" officeooo:paragraph-rsid="00e944b4"/>
    </style:style>
    <style:style style:name="P147" style:family="paragraph" style:parent-style-name="Text_20_body" style:list-style-name="L11">
      <style:text-properties officeooo:rsid="00e944b4" officeooo:paragraph-rsid="017a1cc1"/>
    </style:style>
    <style:style style:name="P148" style:family="paragraph" style:parent-style-name="Text_20_body" style:list-style-name="L32">
      <style:text-properties officeooo:rsid="00e944b4" officeooo:paragraph-rsid="015df4e8"/>
    </style:style>
    <style:style style:name="P149" style:family="paragraph" style:parent-style-name="Text_20_body" style:list-style-name="L9">
      <style:text-properties officeooo:rsid="00eafca4" officeooo:paragraph-rsid="00eafca4"/>
    </style:style>
    <style:style style:name="P150" style:family="paragraph" style:parent-style-name="Text_20_body" style:list-style-name="L11">
      <style:text-properties officeooo:rsid="00eafca4" officeooo:paragraph-rsid="017a1cc1"/>
    </style:style>
    <style:style style:name="P151" style:family="paragraph" style:parent-style-name="Text_20_body" style:list-style-name="L32">
      <style:text-properties officeooo:rsid="00eafca4" officeooo:paragraph-rsid="015df4e8"/>
    </style:style>
    <style:style style:name="P152" style:family="paragraph" style:parent-style-name="Text_20_body" style:list-style-name="L9">
      <style:text-properties officeooo:rsid="00eb2bcd" officeooo:paragraph-rsid="00eb2bcd"/>
    </style:style>
    <style:style style:name="P153" style:family="paragraph" style:parent-style-name="Text_20_body" style:list-style-name="L11">
      <style:text-properties officeooo:rsid="00eb2bcd" officeooo:paragraph-rsid="017a1cc1"/>
    </style:style>
    <style:style style:name="P154" style:family="paragraph" style:parent-style-name="Text_20_body" style:list-style-name="L32">
      <style:text-properties officeooo:rsid="00eb2bcd" officeooo:paragraph-rsid="015df4e8"/>
    </style:style>
    <style:style style:name="P155" style:family="paragraph" style:parent-style-name="Text_20_body" style:list-style-name="L9">
      <style:text-properties officeooo:rsid="00ec54b1" officeooo:paragraph-rsid="00ec54b1"/>
    </style:style>
    <style:style style:name="P156" style:family="paragraph" style:parent-style-name="Text_20_body" style:list-style-name="L11">
      <style:text-properties officeooo:rsid="00ec54b1" officeooo:paragraph-rsid="017a1cc1"/>
    </style:style>
    <style:style style:name="P157" style:family="paragraph" style:parent-style-name="Text_20_body" style:list-style-name="L32">
      <style:text-properties officeooo:rsid="00ec54b1" officeooo:paragraph-rsid="015df4e8"/>
    </style:style>
    <style:style style:name="P158" style:family="paragraph" style:parent-style-name="Text_20_body" style:list-style-name="L9">
      <style:text-properties officeooo:rsid="00f6b268" officeooo:paragraph-rsid="00f6b268"/>
    </style:style>
    <style:style style:name="P159" style:family="paragraph" style:parent-style-name="Text_20_body" style:list-style-name="L11">
      <style:text-properties officeooo:rsid="00f6b268" officeooo:paragraph-rsid="017a1cc1"/>
    </style:style>
    <style:style style:name="P160" style:family="paragraph" style:parent-style-name="Text_20_body" style:list-style-name="L32">
      <style:text-properties officeooo:rsid="00f6b268" officeooo:paragraph-rsid="015df4e8"/>
    </style:style>
    <style:style style:name="P161" style:family="paragraph" style:parent-style-name="Text_20_body" style:list-style-name="L10">
      <style:text-properties officeooo:rsid="00fdb9ab" officeooo:paragraph-rsid="00fdb9ab"/>
    </style:style>
    <style:style style:name="P162" style:family="paragraph" style:parent-style-name="Text_20_body" style:list-style-name="L12">
      <style:text-properties officeooo:rsid="00fdb9ab" officeooo:paragraph-rsid="017a1cc1"/>
    </style:style>
    <style:style style:name="P163" style:family="paragraph" style:parent-style-name="Text_20_body" style:list-style-name="L33">
      <style:text-properties officeooo:rsid="00fdb9ab" officeooo:paragraph-rsid="015df4e8"/>
    </style:style>
    <style:style style:name="P164" style:family="paragraph" style:parent-style-name="Text_20_body" style:list-style-name="L10">
      <style:text-properties officeooo:rsid="00fe5511" officeooo:paragraph-rsid="00fe5511"/>
    </style:style>
    <style:style style:name="P165" style:family="paragraph" style:parent-style-name="Text_20_body" style:list-style-name="L12">
      <style:text-properties officeooo:rsid="00fe5511" officeooo:paragraph-rsid="017a1cc1"/>
    </style:style>
    <style:style style:name="P166" style:family="paragraph" style:parent-style-name="Text_20_body" style:list-style-name="L33">
      <style:text-properties officeooo:rsid="00fe5511" officeooo:paragraph-rsid="015df4e8"/>
    </style:style>
    <style:style style:name="P167" style:family="paragraph" style:parent-style-name="Text_20_body" style:list-style-name="L10">
      <style:text-properties officeooo:rsid="0100277d" officeooo:paragraph-rsid="0100277d"/>
    </style:style>
    <style:style style:name="P168" style:family="paragraph" style:parent-style-name="Text_20_body" style:list-style-name="L12">
      <style:text-properties officeooo:rsid="0100277d" officeooo:paragraph-rsid="017a1cc1"/>
    </style:style>
    <style:style style:name="P169" style:family="paragraph" style:parent-style-name="Text_20_body" style:list-style-name="L33">
      <style:text-properties officeooo:rsid="0100277d" officeooo:paragraph-rsid="015df4e8"/>
    </style:style>
    <style:style style:name="P170" style:family="paragraph" style:parent-style-name="Text_20_body" style:list-style-name="L13">
      <style:text-properties officeooo:rsid="022c4a08" officeooo:paragraph-rsid="022c4a08"/>
    </style:style>
    <style:style style:name="P171" style:family="paragraph" style:parent-style-name="Text_20_body" style:list-style-name="L13">
      <style:text-properties officeooo:rsid="022f844b" officeooo:paragraph-rsid="022f844b"/>
    </style:style>
    <style:style style:name="P172" style:family="paragraph" style:parent-style-name="Text_20_body" style:list-style-name="L13">
      <style:text-properties officeooo:rsid="02314a98" officeooo:paragraph-rsid="02314a98"/>
    </style:style>
    <style:style style:name="P173" style:family="paragraph" style:parent-style-name="Text_20_body" style:list-style-name="L14">
      <style:paragraph-properties fo:line-height="115%"/>
      <style:text-properties officeooo:rsid="01229af4" officeooo:paragraph-rsid="01229af4"/>
    </style:style>
    <style:style style:name="P174" style:family="paragraph" style:parent-style-name="Text_20_body" style:list-style-name="L15">
      <style:paragraph-properties fo:line-height="115%"/>
      <style:text-properties officeooo:rsid="01229af4" officeooo:paragraph-rsid="01235c19"/>
    </style:style>
    <style:style style:name="P175" style:family="paragraph" style:parent-style-name="Text_20_body" style:list-style-name="L34">
      <style:paragraph-properties fo:line-height="115%"/>
      <style:text-properties officeooo:rsid="01229af4" officeooo:paragraph-rsid="015df4e8"/>
    </style:style>
    <style:style style:name="P176" style:family="paragraph" style:parent-style-name="Text_20_body" style:list-style-name="L35">
      <style:paragraph-properties fo:line-height="115%"/>
      <style:text-properties officeooo:rsid="01229af4" officeooo:paragraph-rsid="015df4e8"/>
    </style:style>
    <style:style style:name="P177" style:family="paragraph" style:parent-style-name="Text_20_body" style:list-style-name="L15">
      <style:paragraph-properties fo:line-height="115%"/>
      <style:text-properties officeooo:paragraph-rsid="01235c19"/>
    </style:style>
    <style:style style:name="P178" style:family="paragraph" style:parent-style-name="Text_20_body" style:list-style-name="L35">
      <style:paragraph-properties fo:line-height="115%"/>
      <style:text-properties officeooo:paragraph-rsid="015df4e8"/>
    </style:style>
    <style:style style:name="P179" style:family="paragraph" style:parent-style-name="Text_20_body">
      <style:paragraph-properties fo:line-height="115%"/>
      <style:text-properties officeooo:paragraph-rsid="030eb0db"/>
    </style:style>
    <style:style style:name="P180" style:family="paragraph" style:parent-style-name="Text_20_body">
      <style:paragraph-properties fo:line-height="115%"/>
      <style:text-properties officeooo:paragraph-rsid="0316f555"/>
    </style:style>
    <style:style style:name="P181" style:family="paragraph" style:parent-style-name="Text_20_body" style:list-style-name="L19">
      <style:paragraph-properties fo:line-height="100%"/>
      <style:text-properties officeooo:rsid="00b2155f" officeooo:paragraph-rsid="015df4e8"/>
    </style:style>
    <style:style style:name="P182" style:family="paragraph" style:parent-style-name="Text_20_body" style:list-style-name="L20">
      <style:paragraph-properties fo:line-height="100%"/>
      <style:text-properties officeooo:rsid="00b2155f" officeooo:paragraph-rsid="015df4e8"/>
    </style:style>
    <style:style style:name="P183" style:family="paragraph" style:parent-style-name="Text_20_body" style:list-style-name="L21">
      <style:paragraph-properties fo:line-height="100%"/>
      <style:text-properties officeooo:rsid="00b2155f" officeooo:paragraph-rsid="015df4e8"/>
    </style:style>
    <style:style style:name="P184" style:family="paragraph" style:parent-style-name="Text_20_body" style:list-style-name="L22">
      <style:paragraph-properties fo:line-height="100%"/>
      <style:text-properties officeooo:rsid="00b2155f" officeooo:paragraph-rsid="015df4e8"/>
    </style:style>
    <style:style style:name="P185" style:family="paragraph" style:parent-style-name="Text_20_body" style:list-style-name="L23">
      <style:paragraph-properties fo:line-height="100%"/>
      <style:text-properties officeooo:rsid="00b2155f" officeooo:paragraph-rsid="015df4e8"/>
    </style:style>
    <style:style style:name="P186" style:family="paragraph" style:parent-style-name="Text_20_body" style:list-style-name="L24">
      <style:paragraph-properties fo:line-height="100%"/>
      <style:text-properties officeooo:rsid="00b2155f" officeooo:paragraph-rsid="015df4e8"/>
    </style:style>
    <style:style style:name="P187" style:family="paragraph" style:parent-style-name="Text_20_body" style:list-style-name="L25">
      <style:paragraph-properties fo:line-height="100%"/>
      <style:text-properties officeooo:rsid="00b2155f" officeooo:paragraph-rsid="015df4e8"/>
    </style:style>
    <style:style style:name="P188" style:family="paragraph" style:parent-style-name="Text_20_body" style:list-style-name="L21">
      <style:paragraph-properties fo:line-height="100%"/>
      <style:text-properties officeooo:rsid="00b3b1e6" officeooo:paragraph-rsid="015df4e8"/>
    </style:style>
    <style:style style:name="P189" style:family="paragraph" style:parent-style-name="Text_20_body" style:list-style-name="L22">
      <style:paragraph-properties fo:line-height="100%"/>
      <style:text-properties officeooo:rsid="00b3b1e6" officeooo:paragraph-rsid="015df4e8"/>
    </style:style>
    <style:style style:name="P190" style:family="paragraph" style:parent-style-name="Text_20_body" style:list-style-name="L23">
      <style:paragraph-properties fo:line-height="100%"/>
      <style:text-properties officeooo:rsid="00b3b1e6" officeooo:paragraph-rsid="015df4e8"/>
    </style:style>
    <style:style style:name="P191" style:family="paragraph" style:parent-style-name="Text_20_body" style:list-style-name="L24">
      <style:paragraph-properties fo:line-height="100%"/>
      <style:text-properties officeooo:rsid="00b3b1e6" officeooo:paragraph-rsid="015df4e8"/>
    </style:style>
    <style:style style:name="P192" style:family="paragraph" style:parent-style-name="Text_20_body" style:list-style-name="L25">
      <style:paragraph-properties fo:line-height="100%"/>
      <style:text-properties officeooo:rsid="00b3b1e6" officeooo:paragraph-rsid="015df4e8"/>
    </style:style>
    <style:style style:name="P193" style:family="paragraph" style:parent-style-name="Text_20_body" style:list-style-name="L26">
      <style:paragraph-properties fo:line-height="100%"/>
      <style:text-properties officeooo:rsid="00c60104" officeooo:paragraph-rsid="015df4e8"/>
    </style:style>
    <style:style style:name="P194" style:family="paragraph" style:parent-style-name="Text_20_body" style:list-style-name="L27">
      <style:paragraph-properties fo:line-height="100%"/>
      <style:text-properties officeooo:rsid="00c60104" officeooo:paragraph-rsid="015df4e8"/>
    </style:style>
    <style:style style:name="P195" style:family="paragraph" style:parent-style-name="Text_20_body" style:list-style-name="L29">
      <style:paragraph-properties fo:line-height="100%"/>
      <style:text-properties officeooo:rsid="00c60104" officeooo:paragraph-rsid="015df4e8"/>
    </style:style>
    <style:style style:name="P196" style:family="paragraph" style:parent-style-name="Text_20_body" style:list-style-name="L27">
      <style:paragraph-properties fo:line-height="100%"/>
      <style:text-properties officeooo:rsid="00c7437b" officeooo:paragraph-rsid="015df4e8"/>
    </style:style>
    <style:style style:name="P197" style:family="paragraph" style:parent-style-name="Text_20_body" style:list-style-name="L28">
      <style:paragraph-properties fo:line-height="100%"/>
      <style:text-properties officeooo:rsid="00c7437b" officeooo:paragraph-rsid="015df4e8"/>
    </style:style>
    <style:style style:name="P198" style:family="paragraph" style:parent-style-name="Text_20_body" style:list-style-name="L29">
      <style:paragraph-properties fo:line-height="100%"/>
      <style:text-properties officeooo:rsid="00c7437b" officeooo:paragraph-rsid="015df4e8"/>
    </style:style>
    <style:style style:name="P199" style:family="paragraph" style:parent-style-name="Text_20_body" style:list-style-name="L28">
      <style:paragraph-properties fo:line-height="100%"/>
      <style:text-properties officeooo:rsid="00c78cf4" officeooo:paragraph-rsid="015df4e8"/>
    </style:style>
    <style:style style:name="P200" style:family="paragraph" style:parent-style-name="Text_20_body" style:list-style-name="L29">
      <style:paragraph-properties fo:line-height="100%"/>
      <style:text-properties officeooo:rsid="00c99703" officeooo:paragraph-rsid="015df4e8"/>
    </style:style>
    <style:style style:name="P201" style:family="paragraph" style:parent-style-name="Text_20_body">
      <style:text-properties officeooo:rsid="009cf241" officeooo:paragraph-rsid="01a67b81"/>
    </style:style>
    <style:style style:name="P202" style:family="paragraph" style:parent-style-name="Text_20_body">
      <style:text-properties officeooo:rsid="0293eef5" officeooo:paragraph-rsid="0293eef5"/>
    </style:style>
    <style:style style:name="P203" style:family="paragraph" style:parent-style-name="Text_20_body">
      <style:text-properties officeooo:rsid="0293eef5" officeooo:paragraph-rsid="02c21db2"/>
    </style:style>
    <style:style style:name="P204" style:family="paragraph" style:parent-style-name="Text_20_body">
      <style:text-properties officeooo:rsid="027d8243" officeooo:paragraph-rsid="027d8243"/>
    </style:style>
    <style:style style:name="P205" style:family="paragraph" style:parent-style-name="Text_20_body">
      <style:text-properties officeooo:paragraph-rsid="027ae642"/>
    </style:style>
    <style:style style:name="P206" style:family="paragraph" style:parent-style-name="Text_20_body">
      <style:text-properties officeooo:rsid="029502a6" officeooo:paragraph-rsid="029502a6"/>
    </style:style>
    <style:style style:name="P207" style:family="paragraph" style:parent-style-name="Text_20_body">
      <style:text-properties officeooo:rsid="029a53f1" officeooo:paragraph-rsid="029a53f1"/>
    </style:style>
    <style:style style:name="P208" style:family="paragraph" style:parent-style-name="Text_20_body">
      <style:text-properties officeooo:rsid="029beb2c" officeooo:paragraph-rsid="029beb2c"/>
    </style:style>
    <style:style style:name="P209" style:family="paragraph" style:parent-style-name="Text_20_body">
      <style:text-properties officeooo:rsid="0129684a" officeooo:paragraph-rsid="0129684a"/>
    </style:style>
    <style:style style:name="P210" style:family="paragraph" style:parent-style-name="Text_20_body">
      <style:text-properties officeooo:rsid="012e4e73" officeooo:paragraph-rsid="012e4e73"/>
    </style:style>
    <style:style style:name="P211" style:family="paragraph" style:parent-style-name="Text_20_body">
      <style:text-properties officeooo:rsid="02a126e3" officeooo:paragraph-rsid="02a126e3"/>
    </style:style>
    <style:style style:name="P212" style:family="paragraph" style:parent-style-name="Text_20_body">
      <style:text-properties officeooo:rsid="02a30e69" officeooo:paragraph-rsid="02a30e69"/>
    </style:style>
    <style:style style:name="P213" style:family="paragraph" style:parent-style-name="Text_20_body">
      <style:text-properties officeooo:rsid="02a82ebf" officeooo:paragraph-rsid="02a82ebf"/>
    </style:style>
    <style:style style:name="P214" style:family="paragraph" style:parent-style-name="Text_20_body">
      <style:text-properties officeooo:rsid="02a82ebf" officeooo:paragraph-rsid="02ac427a"/>
    </style:style>
    <style:style style:name="P215" style:family="paragraph" style:parent-style-name="Text_20_body">
      <style:text-properties officeooo:rsid="01a67b81" officeooo:paragraph-rsid="01a67b81"/>
    </style:style>
    <style:style style:name="P216" style:family="paragraph" style:parent-style-name="Text_20_body">
      <style:text-properties officeooo:rsid="02b3e923" officeooo:paragraph-rsid="01a67b81"/>
    </style:style>
    <style:style style:name="P217" style:family="paragraph" style:parent-style-name="Text_20_body">
      <style:text-properties officeooo:rsid="02b597be" officeooo:paragraph-rsid="02b597be"/>
    </style:style>
    <style:style style:name="P218" style:family="paragraph" style:parent-style-name="Text_20_body">
      <style:text-properties officeooo:rsid="02b8b43e" officeooo:paragraph-rsid="02b8b43e"/>
    </style:style>
    <style:style style:name="P219" style:family="paragraph" style:parent-style-name="Text_20_body">
      <style:text-properties officeooo:rsid="02bddd6f" officeooo:paragraph-rsid="02bddd6f"/>
    </style:style>
    <style:style style:name="P220" style:family="paragraph" style:parent-style-name="Text_20_body">
      <style:text-properties officeooo:rsid="02c21db2" officeooo:paragraph-rsid="02c3e776"/>
    </style:style>
    <style:style style:name="P221" style:family="paragraph" style:parent-style-name="Text_20_body">
      <style:text-properties officeooo:rsid="02c8d610" officeooo:paragraph-rsid="02c8d610"/>
    </style:style>
    <style:style style:name="P222" style:family="paragraph" style:parent-style-name="Text_20_body">
      <style:text-properties officeooo:rsid="02cba93d" officeooo:paragraph-rsid="02cba93d"/>
    </style:style>
    <style:style style:name="P223" style:family="paragraph" style:parent-style-name="Text_20_body">
      <style:text-properties officeooo:rsid="02ddf5eb" officeooo:paragraph-rsid="02ddf5eb"/>
    </style:style>
    <style:style style:name="P224" style:family="paragraph" style:parent-style-name="Text_20_body">
      <style:paragraph-properties fo:line-height="115%"/>
      <style:text-properties officeooo:rsid="02e3e6cb" officeooo:paragraph-rsid="02e5c1c9"/>
    </style:style>
    <style:style style:name="P225" style:family="paragraph" style:parent-style-name="Text_20_body">
      <style:paragraph-properties fo:line-height="115%"/>
      <style:text-properties officeooo:rsid="02f4423d" officeooo:paragraph-rsid="02f4423d"/>
    </style:style>
    <style:style style:name="P226" style:family="paragraph" style:parent-style-name="Text_20_body">
      <style:paragraph-properties fo:line-height="115%"/>
      <style:text-properties officeooo:rsid="02f544c6" officeooo:paragraph-rsid="02f544c6"/>
    </style:style>
    <style:style style:name="P227" style:family="paragraph" style:parent-style-name="Text_20_body">
      <style:paragraph-properties fo:line-height="115%"/>
      <style:text-properties officeooo:rsid="02f8f062" officeooo:paragraph-rsid="02f8f062"/>
    </style:style>
    <style:style style:name="P228" style:family="paragraph" style:parent-style-name="Text_20_body">
      <style:paragraph-properties fo:break-before="page"/>
      <style:text-properties officeooo:rsid="029502a6" officeooo:paragraph-rsid="029502a6"/>
    </style:style>
    <style:style style:name="P229" style:family="paragraph" style:parent-style-name="Text_20_body">
      <style:paragraph-properties fo:break-before="page"/>
      <style:text-properties officeooo:rsid="02a82ebf" officeooo:paragraph-rsid="02ac427a"/>
    </style:style>
    <style:style style:name="P230" style:family="paragraph" style:parent-style-name="Text_20_body">
      <style:paragraph-properties fo:break-before="page"/>
      <style:text-properties officeooo:rsid="01a67b81" officeooo:paragraph-rsid="01a67b81"/>
    </style:style>
    <style:style style:name="P231" style:family="paragraph" style:parent-style-name="Text_20_body">
      <style:paragraph-properties fo:break-before="page"/>
      <style:text-properties officeooo:rsid="02bc8c1b" officeooo:paragraph-rsid="02bc8c1b"/>
    </style:style>
    <style:style style:name="P232" style:family="paragraph" style:parent-style-name="Text_20_body">
      <style:paragraph-properties fo:line-height="115%" fo:break-before="page"/>
      <style:text-properties officeooo:rsid="02f4423d" officeooo:paragraph-rsid="02f4423d"/>
    </style:style>
    <style:style style:name="P233" style:family="paragraph" style:parent-style-name="Title" style:master-page-name="First_20_Page">
      <style:paragraph-properties style:page-number="auto"/>
      <style:text-properties officeooo:rsid="0012212e" officeooo:paragraph-rsid="0012212e"/>
    </style:style>
    <style:style style:name="P234" style:family="paragraph" style:parent-style-name="Heading_20_1">
      <style:text-properties officeooo:rsid="004f7526" officeooo:paragraph-rsid="004f7526"/>
    </style:style>
    <style:style style:name="P235" style:family="paragraph" style:parent-style-name="Heading_20_1">
      <style:text-properties officeooo:rsid="0080c27c" officeooo:paragraph-rsid="0080c27c"/>
    </style:style>
    <style:style style:name="P236" style:family="paragraph" style:parent-style-name="Heading_20_1">
      <style:text-properties officeooo:rsid="008a9842" officeooo:paragraph-rsid="008a9842"/>
    </style:style>
    <style:style style:name="P237" style:family="paragraph" style:parent-style-name="Heading_20_1">
      <style:text-properties officeooo:rsid="0114558f" officeooo:paragraph-rsid="0114558f"/>
    </style:style>
    <style:style style:name="P238" style:family="paragraph" style:parent-style-name="Heading_20_1">
      <style:paragraph-properties fo:line-height="115%"/>
      <style:text-properties officeooo:rsid="015376cd" officeooo:paragraph-rsid="00da15e8"/>
    </style:style>
    <style:style style:name="P239" style:family="paragraph" style:parent-style-name="Heading_20_1">
      <style:paragraph-properties fo:line-height="115%"/>
    </style:style>
    <style:style style:name="P240" style:family="paragraph" style:parent-style-name="Heading_20_1">
      <style:text-properties officeooo:rsid="0179dc30" officeooo:paragraph-rsid="0179dc30"/>
    </style:style>
    <style:style style:name="P241" style:family="paragraph" style:parent-style-name="Heading_20_1">
      <style:text-properties officeooo:rsid="01732c4e" officeooo:paragraph-rsid="01755fca"/>
    </style:style>
    <style:style style:name="P242" style:family="paragraph" style:parent-style-name="Heading_20_1">
      <style:text-properties officeooo:rsid="01739c15" officeooo:paragraph-rsid="01755fca"/>
    </style:style>
    <style:style style:name="P243" style:family="paragraph" style:parent-style-name="Heading_20_1">
      <style:text-properties officeooo:rsid="02328593" officeooo:paragraph-rsid="02328593"/>
    </style:style>
    <style:style style:name="P244" style:family="paragraph" style:parent-style-name="Heading_20_1" style:list-style-name="">
      <style:text-properties officeooo:rsid="01408a56" officeooo:paragraph-rsid="013f97f3"/>
    </style:style>
    <style:style style:name="P245" style:family="paragraph" style:parent-style-name="Heading_20_1" style:list-style-name="">
      <style:text-properties officeooo:rsid="015986e1" officeooo:paragraph-rsid="015a0c6f"/>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officeooo:rsid="01135006" officeooo:paragraph-rsid="01135006"/>
    </style:style>
    <style:style style:name="P248" style:family="paragraph" style:parent-style-name="Heading_20_1">
      <style:paragraph-properties fo:break-before="page"/>
      <style:text-properties officeooo:rsid="0224c40f" officeooo:paragraph-rsid="0224c40f"/>
    </style:style>
    <style:style style:name="P249" style:family="paragraph" style:parent-style-name="Heading_20_1">
      <style:paragraph-properties fo:break-before="page"/>
      <style:text-properties officeooo:rsid="016ddfc4" officeooo:paragraph-rsid="016ddfc4"/>
    </style:style>
    <style:style style:name="P250" style:family="paragraph" style:parent-style-name="Heading_20_1">
      <style:paragraph-properties fo:break-before="page"/>
      <style:text-properties officeooo:rsid="016eee67" officeooo:paragraph-rsid="016eee67"/>
    </style:style>
    <style:style style:name="P251" style:family="paragraph" style:parent-style-name="Heading_20_1">
      <style:paragraph-properties fo:line-height="115%" fo:break-before="page"/>
      <style:text-properties officeooo:rsid="0017826b" officeooo:paragraph-rsid="013ee400"/>
    </style:style>
    <style:style style:name="P252" style:family="paragraph" style:parent-style-name="Heading_20_1">
      <style:paragraph-properties fo:break-before="page"/>
      <style:text-properties officeooo:rsid="015986e1" officeooo:paragraph-rsid="015a0c6f"/>
    </style:style>
    <style:style style:name="P253" style:family="paragraph" style:parent-style-name="Heading_20_1">
      <style:paragraph-properties fo:break-before="page"/>
      <style:text-properties officeooo:rsid="0226bb2f" officeooo:paragraph-rsid="0226bb2f"/>
    </style:style>
    <style:style style:name="P254" style:family="paragraph" style:parent-style-name="Contents_20_Heading" style:master-page-name="Standard">
      <style:paragraph-properties style:page-number="1" fo:break-before="page"/>
    </style:style>
    <style:style style:name="P255" style:family="paragraph" style:parent-style-name="Contents_20_1">
      <style:paragraph-properties>
        <style:tab-stops>
          <style:tab-stop style:position="6.9252in" style:type="right" style:leader-style="dotted" style:leader-text="."/>
        </style:tab-stops>
      </style:paragraph-properties>
    </style:style>
    <style:style style:name="P256" style:family="paragraph" style:parent-style-name="Heading_20_2">
      <style:text-properties officeooo:rsid="009b9c62" officeooo:paragraph-rsid="009b9c62"/>
    </style:style>
    <style:style style:name="P257" style:family="paragraph" style:parent-style-name="Heading_20_2">
      <style:text-properties officeooo:rsid="00e142e3" officeooo:paragraph-rsid="00e142e3"/>
    </style:style>
    <style:style style:name="P258" style:family="paragraph" style:parent-style-name="Heading_20_2">
      <style:text-properties officeooo:rsid="00e142e3" officeooo:paragraph-rsid="017a1cc1"/>
    </style:style>
    <style:style style:name="P259" style:family="paragraph" style:parent-style-name="Heading_20_2">
      <style:text-properties officeooo:rsid="00fb9e28" officeooo:paragraph-rsid="00fb9e28"/>
    </style:style>
    <style:style style:name="P260" style:family="paragraph" style:parent-style-name="Heading_20_2">
      <style:text-properties officeooo:rsid="00fb9e28" officeooo:paragraph-rsid="017a1cc1"/>
    </style:style>
    <style:style style:name="P261" style:family="paragraph" style:parent-style-name="Heading_20_2">
      <style:text-properties officeooo:rsid="0213d1ad" officeooo:paragraph-rsid="0213d1ad"/>
    </style:style>
    <style:style style:name="P262" style:family="paragraph" style:parent-style-name="Heading_20_2">
      <style:text-properties officeooo:rsid="0127c1dc" officeooo:paragraph-rsid="0127c1dc"/>
    </style:style>
    <style:style style:name="P263" style:family="paragraph" style:parent-style-name="Heading_20_2">
      <style:paragraph-properties fo:break-before="page"/>
      <style:text-properties officeooo:paragraph-rsid="01a9e801"/>
    </style:style>
    <style:style style:name="P264" style:family="paragraph" style:parent-style-name="Heading_20_2">
      <style:paragraph-properties fo:line-height="115%" fo:break-before="page"/>
      <style:text-properties officeooo:rsid="009cf241" officeooo:paragraph-rsid="009cf241"/>
    </style:style>
    <style:style style:name="P265" style:family="paragraph" style:parent-style-name="Contents_20_2">
      <style:paragraph-properties>
        <style:tab-stops>
          <style:tab-stop style:position="6.7283in" style:type="right" style:leader-style="dotted" style:leader-text="."/>
        </style:tab-stops>
      </style:paragraph-properties>
    </style:style>
    <style:style style:name="P266" style:family="paragraph" style:parent-style-name="Contents_20_3">
      <style:paragraph-properties>
        <style:tab-stops>
          <style:tab-stop style:position="6.5319in" style:type="right" style:leader-style="dotted" style:leader-text="."/>
        </style:tab-stops>
      </style:paragraph-properties>
    </style:style>
    <style:style style:name="P26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style:text-position="super 58%" officeooo:rsid="03128853"/>
    </style:style>
    <style:style style:name="T11" style:family="text">
      <style:text-properties style:text-position="super 58%" officeooo:rsid="0313faa1"/>
    </style:style>
    <style:style style:name="T12" style:family="text">
      <style:text-properties officeooo:rsid="004a8a07"/>
    </style:style>
    <style:style style:name="T13" style:family="text">
      <style:text-properties officeooo:rsid="00551206"/>
    </style:style>
    <style:style style:name="T14" style:family="text">
      <style:text-properties officeooo:rsid="005fbe23"/>
    </style:style>
    <style:style style:name="T15" style:family="text">
      <style:text-properties officeooo:rsid="005fe78a"/>
    </style:style>
    <style:style style:name="T16" style:family="text">
      <style:text-properties officeooo:rsid="0067192d"/>
    </style:style>
    <style:style style:name="T17" style:family="text">
      <style:text-properties officeooo:rsid="007163a6"/>
    </style:style>
    <style:style style:name="T18" style:family="text">
      <style:text-properties officeooo:rsid="007435db"/>
    </style:style>
    <style:style style:name="T19" style:family="text">
      <style:text-properties officeooo:rsid="00825f0d"/>
    </style:style>
    <style:style style:name="T20" style:family="text">
      <style:text-properties officeooo:rsid="008d207a"/>
    </style:style>
    <style:style style:name="T21" style:family="text">
      <style:text-properties officeooo:rsid="00907506"/>
    </style:style>
    <style:style style:name="T22" style:family="text">
      <style:text-properties officeooo:rsid="0091cfa6"/>
    </style:style>
    <style:style style:name="T23" style:family="text">
      <style:text-properties officeooo:rsid="009986e6"/>
    </style:style>
    <style:style style:name="T24" style:family="text">
      <style:text-properties officeooo:rsid="00a0ff8f"/>
    </style:style>
    <style:style style:name="T25" style:family="text">
      <style:text-properties officeooo:rsid="00a85a9f"/>
    </style:style>
    <style:style style:name="T26" style:family="text">
      <style:text-properties officeooo:rsid="00aa750d"/>
    </style:style>
    <style:style style:name="T27" style:family="text">
      <style:text-properties officeooo:rsid="00b39c4c"/>
    </style:style>
    <style:style style:name="T28" style:family="text">
      <style:text-properties officeooo:rsid="00b58301"/>
    </style:style>
    <style:style style:name="T29" style:family="text">
      <style:text-properties officeooo:rsid="00b73e80"/>
    </style:style>
    <style:style style:name="T30" style:family="text">
      <style:text-properties officeooo:rsid="00bc526b"/>
    </style:style>
    <style:style style:name="T31" style:family="text">
      <style:text-properties officeooo:rsid="00c7437b"/>
    </style:style>
    <style:style style:name="T32" style:family="text">
      <style:text-properties officeooo:rsid="00c769b5"/>
    </style:style>
    <style:style style:name="T33" style:family="text">
      <style:text-properties officeooo:rsid="00c78cf4"/>
    </style:style>
    <style:style style:name="T34" style:family="text">
      <style:text-properties officeooo:rsid="00cce3b5"/>
    </style:style>
    <style:style style:name="T35" style:family="text">
      <style:text-properties officeooo:rsid="00e7537a"/>
    </style:style>
    <style:style style:name="T36" style:family="text">
      <style:text-properties officeooo:rsid="00efb90c"/>
    </style:style>
    <style:style style:name="T37" style:family="text">
      <style:text-properties officeooo:rsid="00f3703d"/>
    </style:style>
    <style:style style:name="T38" style:family="text">
      <style:text-properties officeooo:rsid="00fa5f24"/>
    </style:style>
    <style:style style:name="T39" style:family="text">
      <style:text-properties officeooo:rsid="0100277d"/>
    </style:style>
    <style:style style:name="T40" style:family="text">
      <style:text-properties officeooo:rsid="01024896"/>
    </style:style>
    <style:style style:name="T41" style:family="text">
      <style:text-properties officeooo:rsid="0102dacf"/>
    </style:style>
    <style:style style:name="T42" style:family="text">
      <style:text-properties officeooo:rsid="010459da"/>
    </style:style>
    <style:style style:name="T43" style:family="text">
      <style:text-properties officeooo:rsid="011037a9"/>
    </style:style>
    <style:style style:name="T44" style:family="text">
      <style:text-properties officeooo:rsid="0117d754"/>
    </style:style>
    <style:style style:name="T45" style:family="text">
      <style:text-properties style:text-underline-style="none" officeooo:rsid="0117d754"/>
    </style:style>
    <style:style style:name="T46" style:family="text">
      <style:text-properties style:text-underline-style="none" officeooo:rsid="0119f493"/>
    </style:style>
    <style:style style:name="T47" style:family="text">
      <style:text-properties style:text-underline-style="none" officeooo:rsid="011a3365"/>
    </style:style>
    <style:style style:name="T48" style:family="text">
      <style:text-properties style:text-underline-style="none" officeooo:rsid="014bb0fb"/>
    </style:style>
    <style:style style:name="T49" style:family="text">
      <style:text-properties style:text-underline-style="none" officeooo:rsid="0157769a"/>
    </style:style>
    <style:style style:name="T50" style:family="text">
      <style:text-properties officeooo:rsid="01229af4"/>
    </style:style>
    <style:style style:name="T51" style:family="text">
      <style:text-properties style:text-position="sub 58%"/>
    </style:style>
    <style:style style:name="T52" style:family="text">
      <style:text-properties style:text-position="0% 100%"/>
    </style:style>
    <style:style style:name="T53" style:family="text">
      <style:text-properties style:text-position="0% 100%" officeooo:rsid="01235c19"/>
    </style:style>
    <style:style style:name="T54" style:family="text">
      <style:text-properties style:text-position="0% 100%" officeooo:rsid="03128853"/>
    </style:style>
    <style:style style:name="T55" style:family="text">
      <style:text-properties style:text-position="-33% 80%"/>
    </style:style>
    <style:style style:name="T56" style:family="text">
      <style:text-properties style:text-position="-33% 80%" officeooo:rsid="01229af4"/>
    </style:style>
    <style:style style:name="T57" style:family="text">
      <style:text-properties officeooo:rsid="012a1542"/>
    </style:style>
    <style:style style:name="T58" style:family="text">
      <style:text-properties text:display="none"/>
    </style:style>
    <style:style style:name="T59" style:family="text">
      <style:text-properties officeooo:rsid="012f68e4"/>
    </style:style>
    <style:style style:name="T60" style:family="text">
      <style:text-properties officeooo:rsid="0136026f"/>
    </style:style>
    <style:style style:name="T61" style:family="text">
      <style:text-properties officeooo:rsid="013bd612"/>
    </style:style>
    <style:style style:name="T62" style:family="text">
      <style:text-properties officeooo:rsid="01408a56"/>
    </style:style>
    <style:style style:name="T63" style:family="text">
      <style:text-properties officeooo:rsid="015376cd"/>
    </style:style>
    <style:style style:name="T64" style:family="text">
      <style:text-properties officeooo:rsid="0153ad5c"/>
    </style:style>
    <style:style style:name="T65" style:family="text">
      <style:text-properties officeooo:rsid="0153ed79"/>
    </style:style>
    <style:style style:name="T66" style:family="text">
      <style:text-properties officeooo:rsid="0154f267"/>
    </style:style>
    <style:style style:name="T67" style:family="text">
      <style:text-properties officeooo:rsid="01673b2c"/>
    </style:style>
    <style:style style:name="T68" style:family="text">
      <style:text-properties officeooo:rsid="016895b7"/>
    </style:style>
    <style:style style:name="T69" style:family="text">
      <style:text-properties officeooo:rsid="0179dc30"/>
    </style:style>
    <style:style style:name="T70" style:family="text">
      <style:text-properties officeooo:rsid="017aeb36"/>
    </style:style>
    <style:style style:name="T71" style:family="text">
      <style:text-properties officeooo:rsid="017cc09a"/>
    </style:style>
    <style:style style:name="T72" style:family="text">
      <style:text-properties officeooo:rsid="017e1b20"/>
    </style:style>
    <style:style style:name="T73" style:family="text">
      <style:text-properties officeooo:rsid="017fcb16"/>
    </style:style>
    <style:style style:name="T74" style:family="text">
      <style:text-properties officeooo:rsid="0180e5fb"/>
    </style:style>
    <style:style style:name="T75" style:family="text">
      <style:text-properties officeooo:rsid="0181d96e"/>
    </style:style>
    <style:style style:name="T76" style:family="text">
      <style:text-properties officeooo:rsid="01839916"/>
    </style:style>
    <style:style style:name="T77" style:family="text">
      <style:text-properties officeooo:rsid="0186a5d0"/>
    </style:style>
    <style:style style:name="T78" style:family="text">
      <style:text-properties officeooo:rsid="018f839a"/>
    </style:style>
    <style:style style:name="T79" style:family="text">
      <style:text-properties officeooo:rsid="0198f53f"/>
    </style:style>
    <style:style style:name="T80" style:family="text">
      <style:text-properties officeooo:rsid="01a0bb9a"/>
    </style:style>
    <style:style style:name="T81" style:family="text">
      <style:text-properties officeooo:rsid="01ab7c45"/>
    </style:style>
    <style:style style:name="T82" style:family="text">
      <style:text-properties officeooo:rsid="01b4edcf"/>
    </style:style>
    <style:style style:name="T83" style:family="text">
      <style:text-properties officeooo:rsid="01c2c50a"/>
    </style:style>
    <style:style style:name="T84" style:family="text">
      <style:text-properties officeooo:rsid="01c57d4b"/>
    </style:style>
    <style:style style:name="T85" style:family="text">
      <style:text-properties officeooo:rsid="01e8c29a"/>
    </style:style>
    <style:style style:name="T86" style:family="text">
      <style:text-properties officeooo:rsid="020365d2"/>
    </style:style>
    <style:style style:name="T87" style:family="text">
      <style:text-properties officeooo:rsid="02169551"/>
    </style:style>
    <style:style style:name="T88" style:family="text">
      <style:text-properties officeooo:rsid="022ac4bd"/>
    </style:style>
    <style:style style:name="T89" style:family="text">
      <style:text-properties officeooo:rsid="02344550"/>
    </style:style>
    <style:style style:name="T90" style:family="text">
      <style:text-properties officeooo:rsid="0256d340"/>
    </style:style>
    <style:style style:name="T91" style:family="text">
      <style:text-properties officeooo:rsid="025b1b22"/>
    </style:style>
    <style:style style:name="T92" style:family="text">
      <style:text-properties officeooo:rsid="025e9a38"/>
    </style:style>
    <style:style style:name="T93" style:family="text">
      <style:text-properties officeooo:rsid="0269512a"/>
    </style:style>
    <style:style style:name="T94" style:family="text">
      <style:text-properties officeooo:rsid="026fffa0"/>
    </style:style>
    <style:style style:name="T95" style:family="text">
      <style:text-properties officeooo:rsid="027ed287"/>
    </style:style>
    <style:style style:name="T96" style:family="text">
      <style:text-properties fo:font-weight="bold" officeooo:rsid="027ed287" style:font-weight-asian="bold" style:font-weight-complex="bold"/>
    </style:style>
    <style:style style:name="T97" style:family="text">
      <style:text-properties officeooo:rsid="027ae642"/>
    </style:style>
    <style:style style:name="T98" style:family="text">
      <style:text-properties officeooo:rsid="0295c96a"/>
    </style:style>
    <style:style style:name="T99" style:family="text">
      <style:text-properties officeooo:rsid="02a1bf1a"/>
    </style:style>
    <style:style style:name="T100" style:family="text">
      <style:text-properties officeooo:rsid="02a5968c"/>
    </style:style>
    <style:style style:name="T101" style:family="text">
      <style:text-properties officeooo:rsid="02aa9502"/>
    </style:style>
    <style:style style:name="T102" style:family="text">
      <style:text-properties officeooo:rsid="02ba2a2a"/>
    </style:style>
    <style:style style:name="T103" style:family="text">
      <style:text-properties officeooo:rsid="02c28adf"/>
    </style:style>
    <style:style style:name="T104" style:family="text">
      <style:text-properties officeooo:rsid="02c6f497"/>
    </style:style>
    <style:style style:name="T105" style:family="text">
      <style:text-properties officeooo:rsid="02c9994f"/>
    </style:style>
    <style:style style:name="T106" style:family="text">
      <style:text-properties officeooo:rsid="02cc2098"/>
    </style:style>
    <style:style style:name="T107" style:family="text">
      <style:text-properties officeooo:rsid="02cdbba9"/>
    </style:style>
    <style:style style:name="T108" style:family="text">
      <style:text-properties officeooo:rsid="02cf443e"/>
    </style:style>
    <style:style style:name="T109" style:family="text">
      <style:text-properties officeooo:rsid="02e19b78"/>
    </style:style>
    <style:style style:name="T110" style:family="text">
      <style:text-properties officeooo:rsid="02e9863b"/>
    </style:style>
    <style:style style:name="T111" style:family="text">
      <style:text-properties officeooo:rsid="02f09b69"/>
    </style:style>
    <style:style style:name="T112" style:family="text">
      <style:text-properties officeooo:rsid="02f0e612"/>
    </style:style>
    <style:style style:name="T113" style:family="text">
      <style:text-properties officeooo:rsid="02f5d90f"/>
    </style:style>
    <style:style style:name="T114" style:family="text">
      <style:text-properties officeooo:rsid="02fb22ef"/>
    </style:style>
    <style:style style:name="T115" style:family="text">
      <style:text-properties officeooo:rsid="01b3032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3.139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SIGEMAIL: <text:span text:style-name="T1">End-to-End Encrypted Email using the Signal Protocol</text:span></text:p>
      <text:p text:style-name="P2">John Agapeyev A00928238</text:p>
      <text:p text:style-name="P3">COMP8045 <text:span text:style-name="T23">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4">Table of Contents</text:p>
          </text:index-title>
          <text:p text:style-name="P255"><text:a xlink:type="simple" xlink:href="#__RefHeading___Toc216_2301110391" text:style-name="Index_20_Link" text:visited-style-name="Index_20_Link">1 Student Background<text:tab/>3</text:a></text:p>
          <text:p text:style-name="P255"><text:a xlink:type="simple" xlink:href="#__RefHeading___Toc218_2301110391" text:style-name="Index_20_Link" text:visited-style-name="Index_20_Link">2 Project Description<text:tab/>3</text:a></text:p>
          <text:p text:style-name="P255"><text:a xlink:type="simple" xlink:href="#__RefHeading___Toc224_2301110391" text:style-name="Index_20_Link" text:visited-style-name="Index_20_Link">3 Background<text:tab/>3</text:a></text:p>
          <text:p text:style-name="P255"><text:a xlink:type="simple" xlink:href="#__RefHeading___Toc501_1931131838" text:style-name="Index_20_Link" text:visited-style-name="Index_20_Link">4 Complexity<text:tab/>4</text:a></text:p>
          <text:p text:style-name="P255"><text:a xlink:type="simple" xlink:href="#__RefHeading___Toc503_1931131838" text:style-name="Index_20_Link" text:visited-style-name="Index_20_Link">5 Scope and Depth<text:tab/>4</text:a></text:p>
          <text:p text:style-name="P255"><text:a xlink:type="simple" xlink:href="#__RefHeading___Toc226_2301110391" text:style-name="Index_20_Link" text:visited-style-name="Index_20_Link">6 Design Decisions<text:tab/>5</text:a></text:p>
          <text:p text:style-name="P255"><text:a xlink:type="simple" xlink:href="#__RefHeading___Toc534_1694798489" text:style-name="Index_20_Link" text:visited-style-name="Index_20_Link">7 Innovation<text:tab/>5</text:a></text:p>
          <text:p text:style-name="P255"><text:a xlink:type="simple" xlink:href="#__RefHeading___Toc536_1694798489" text:style-name="Index_20_Link" text:visited-style-name="Index_20_Link">8 Technologies Used<text:tab/>5</text:a></text:p>
          <text:p text:style-name="P255"><text:a xlink:type="simple" xlink:href="#__RefHeading___Toc242_2301110391" text:style-name="Index_20_Link" text:visited-style-name="Index_20_Link">9 Testing<text:tab/>6</text:a></text:p>
          <text:p text:style-name="P265"><text:a xlink:type="simple" xlink:href="#__RefHeading___Toc746_1694798489" text:style-name="Index_20_Link" text:visited-style-name="Index_20_Link">9.1 Unit Tests<text:tab/>7</text:a></text:p>
          <text:p text:style-name="P265"><text:a xlink:type="simple" xlink:href="#__RefHeading___Toc764_1694798489" text:style-name="Index_20_Link" text:visited-style-name="Index_20_Link">9.2 Integration Tests<text:tab/>10</text:a></text:p>
          <text:p text:style-name="P265"><text:a xlink:type="simple" xlink:href="#__RefHeading___Toc766_1694798489" text:style-name="Index_20_Link" text:visited-style-name="Index_20_Link">9.3 System Tests<text:tab/>14</text:a></text:p>
          <text:p text:style-name="P255"><text:a xlink:type="simple" xlink:href="#__RefHeading___Toc1044_3635139615" text:style-name="Index_20_Link" text:visited-style-name="Index_20_Link">10 System Architecture<text:tab/>17</text:a></text:p>
          <text:p text:style-name="P255"><text:a xlink:type="simple" xlink:href="#__RefHeading___Toc2217_805280642" text:style-name="Index_20_Link" text:visited-style-name="Index_20_Link">11 System Context Diagram<text:tab/>18</text:a></text:p>
          <text:p text:style-name="P255"><text:a xlink:type="simple" xlink:href="#__RefHeading___Toc5411_3681585582" text:style-name="Index_20_Link" text:visited-style-name="Index_20_Link">12 Data Flow Diagram<text:tab/>19</text:a></text:p>
          <text:p text:style-name="P255"><text:a xlink:type="simple" xlink:href="#__RefHeading___Toc5413_3681585582" text:style-name="Index_20_Link" text:visited-style-name="Index_20_Link">13 Network Diagram<text:tab/>20</text:a></text:p>
          <text:p text:style-name="P255"><text:a xlink:type="simple" xlink:href="#__RefHeading___Toc1046_3635139615" text:style-name="Index_20_Link" text:visited-style-name="Index_20_Link">14 Expertise Development<text:tab/>21</text:a></text:p>
          <text:p text:style-name="P255"><text:a xlink:type="simple" xlink:href="#__RefHeading___Toc1307_1694798489" text:style-name="Index_20_Link" text:visited-style-name="Index_20_Link">15 Deliverables<text:tab/>21</text:a></text:p>
          <text:p text:style-name="P255"><text:a xlink:type="simple" xlink:href="#__RefHeading___Toc246_2301110391" text:style-name="Index_20_Link" text:visited-style-name="Index_20_Link">16 Projected Timeline<text:tab/>21</text:a></text:p>
          <text:p text:style-name="P265"><text:a xlink:type="simple" xlink:href="#__RefHeading___Toc1309_1694798489" text:style-name="Index_20_Link" text:visited-style-name="Index_20_Link">16.1 Client<text:tab/>21</text:a></text:p>
          <text:p text:style-name="P265"><text:a xlink:type="simple" xlink:href="#__RefHeading___Toc1311_1694798489" text:style-name="Index_20_Link" text:visited-style-name="Index_20_Link">16.2 Server<text:tab/>22</text:a></text:p>
          <text:p text:style-name="P265"><text:a xlink:type="simple" xlink:href="#__RefHeading___Toc1521_1694798489" text:style-name="Index_20_Link" text:visited-style-name="Index_20_Link">16.3 Documentation<text:tab/>22</text:a></text:p>
          <text:p text:style-name="P255"><text:a xlink:type="simple" xlink:href="#__RefHeading___Toc5415_3681585582" text:style-name="Index_20_Link" text:visited-style-name="Index_20_Link">17 Actual Timeline<text:tab/>22</text:a></text:p>
          <text:p text:style-name="P265"><text:a xlink:type="simple" xlink:href="#__RefHeading___Toc5417_3681585582" text:style-name="Index_20_Link" text:visited-style-name="Index_20_Link">17.1 Client<text:tab/>22</text:a></text:p>
          <text:p text:style-name="P265"><text:a xlink:type="simple" xlink:href="#__RefHeading___Toc1311_16947984891" text:style-name="Index_20_Link" text:visited-style-name="Index_20_Link">17.2 Server<text:tab/>23</text:a></text:p>
          <text:p text:style-name="P265"><text:a xlink:type="simple" xlink:href="#__RefHeading___Toc1521_16947984891" text:style-name="Index_20_Link" text:visited-style-name="Index_20_Link">17.3 Documentation<text:tab/>23</text:a></text:p>
          <text:p text:style-name="P265"><text:a xlink:type="simple" xlink:href="#__RefHeading___Toc8255_1337204892" text:style-name="Index_20_Link" text:visited-style-name="Index_20_Link">17.4 Milestones<text:tab/>23</text:a></text:p>
          <text:p text:style-name="P255"><text:a xlink:type="simple" xlink:href="#__RefHeading___Toc5419_3681585582" text:style-name="Index_20_Link" text:visited-style-name="Index_20_Link">18 Implementation Implications<text:tab/>24</text:a></text:p>
          <text:p text:style-name="P255"><text:a xlink:type="simple" xlink:href="#__RefHeading___Toc5421_3681585582" text:style-name="Index_20_Link" text:visited-style-name="Index_20_Link">19 Future Enhancements<text:tab/>25</text:a></text:p>
          <text:p text:style-name="P255"><text:a xlink:type="simple" xlink:href="#__RefHeading___Toc4778_2238741598" text:style-name="Index_20_Link" text:visited-style-name="Index_20_Link">20 Lessons Learned<text:tab/>25</text:a></text:p>
          <text:p text:style-name="P255"><text:a xlink:type="simple" xlink:href="#__RefHeading___Toc4780_2238741598" text:style-name="Index_20_Link" text:visited-style-name="Index_20_Link">21 Closing Remarks<text:tab/>26</text:a></text:p>
          <text:p text:style-name="P255"><text:a xlink:type="simple" xlink:href="#__RefHeading___Toc1048_3635139615" text:style-name="Index_20_Link" text:visited-style-name="Index_20_Link">22 Appendix A – Background on X3DH and Double Ratchet<text:tab/>27</text:a></text:p>
          <text:p text:style-name="P265"><text:a xlink:type="simple" xlink:href="#__RefHeading___Toc1050_3635139615" text:style-name="Index_20_Link" text:visited-style-name="Index_20_Link">22.1 X3DH<text:tab/>27</text:a></text:p>
          <text:p text:style-name="P265"><text:a xlink:type="simple" xlink:href="#__RefHeading___Toc1052_3635139615" text:style-name="Index_20_Link" text:visited-style-name="Index_20_Link">22.2 Double Ratchet<text:tab/>28</text:a></text:p>
          <text:p text:style-name="P255"><text:a xlink:type="simple" xlink:href="#__RefHeading___Toc2304_601247033" text:style-name="Index_20_Link" text:visited-style-name="Index_20_Link">23 Appendix B – Full Project Proposal<text:tab/>33</text:a></text:p>
          <text:p text:style-name="P265"><text:a xlink:type="simple" xlink:href="#__RefHeading___Toc216_23011103912" text:style-name="Index_20_Link" text:visited-style-name="Index_20_Link">23.1 Student Background<text:tab/>33</text:a></text:p>
          <text:p text:style-name="P265"><text:a xlink:type="simple" xlink:href="#__RefHeading___Toc218_23011103912" text:style-name="Index_20_Link" text:visited-style-name="Index_20_Link">23.2 Project Description<text:tab/>33</text:a></text:p>
          <text:p text:style-name="P265"><text:a xlink:type="simple" xlink:href="#__RefHeading___Toc224_23011103912" text:style-name="Index_20_Link" text:visited-style-name="Index_20_Link">23.3 Background<text:tab/>33</text:a></text:p>
          <text:p text:style-name="P265"><text:a xlink:type="simple" xlink:href="#__RefHeading___Toc501_19311318382" text:style-name="Index_20_Link" text:visited-style-name="Index_20_Link">23.4 Complexity<text:tab/>34</text:a></text:p>
          <text:p text:style-name="P265"><text:a xlink:type="simple" xlink:href="#__RefHeading___Toc503_19311318382" text:style-name="Index_20_Link" text:visited-style-name="Index_20_Link">23.5 Scope and Depth<text:tab/>34</text:a></text:p>
          <text:p text:style-name="P265"><text:a xlink:type="simple" xlink:href="#__RefHeading___Toc226_23011103912" text:style-name="Index_20_Link" text:visited-style-name="Index_20_Link">23.6 Design Decisions<text:tab/>35</text:a></text:p>
          <text:p text:style-name="P265"><text:a xlink:type="simple" xlink:href="#__RefHeading___Toc534_16947984892" text:style-name="Index_20_Link" text:visited-style-name="Index_20_Link">23.7 Innovation<text:tab/>35</text:a></text:p>
          <text:p text:style-name="P265"><text:a xlink:type="simple" xlink:href="#__RefHeading___Toc536_16947984892" text:style-name="Index_20_Link" text:visited-style-name="Index_20_Link">23.8 Technologies Used<text:tab/>35</text:a></text:p>
          <text:p text:style-name="P265"><text:a xlink:type="simple" xlink:href="#__RefHeading___Toc242_23011103912" text:style-name="Index_20_Link" text:visited-style-name="Index_20_Link">23.9 Testing<text:tab/>36</text:a></text:p>
          <text:p text:style-name="P266"><text:soft-page-break/><text:a xlink:type="simple" xlink:href="#__RefHeading___Toc746_16947984892" text:style-name="Index_20_Link" text:visited-style-name="Index_20_Link">23.9.1 Unit Tests<text:tab/>36</text:a></text:p>
          <text:p text:style-name="P267"><text:a xlink:type="simple" xlink:href="#__RefHeading___Toc748_16947984892" text:style-name="Index_20_Link" text:visited-style-name="Index_20_Link">Expected run<text:tab/>36</text:a></text:p>
          <text:p text:style-name="P267"><text:a xlink:type="simple" xlink:href="#__RefHeading___Toc750_16947984892" text:style-name="Index_20_Link" text:visited-style-name="Index_20_Link">Expected run with AAD<text:tab/>36</text:a></text:p>
          <text:p text:style-name="P267"><text:a xlink:type="simple" xlink:href="#__RefHeading___Toc752_16947984892" text:style-name="Index_20_Link" text:visited-style-name="Index_20_Link">Corrupt message<text:tab/>36</text:a></text:p>
          <text:p text:style-name="P267"><text:a xlink:type="simple" xlink:href="#__RefHeading___Toc754_16947984892" text:style-name="Index_20_Link" text:visited-style-name="Index_20_Link">Decrypt with bad key<text:tab/>37</text:a></text:p>
          <text:p text:style-name="P267"><text:a xlink:type="simple" xlink:href="#__RefHeading___Toc756_16947984892" text:style-name="Index_20_Link" text:visited-style-name="Index_20_Link">Decrypt with bad nonce<text:tab/>37</text:a></text:p>
          <text:p text:style-name="P267"><text:a xlink:type="simple" xlink:href="#__RefHeading___Toc758_16947984892" text:style-name="Index_20_Link" text:visited-style-name="Index_20_Link">Decrypt with missing AAD<text:tab/>37</text:a></text:p>
          <text:p text:style-name="P267"><text:a xlink:type="simple" xlink:href="#__RefHeading___Toc760_16947984892" text:style-name="Index_20_Link" text:visited-style-name="Index_20_Link">Decrypt with bad AAD<text:tab/>37</text:a></text:p>
          <text:p text:style-name="P266"><text:a xlink:type="simple" xlink:href="#__RefHeading___Toc764_16947984892" text:style-name="Index_20_Link" text:visited-style-name="Index_20_Link">23.9.2 Integration Tests<text:tab/>37</text:a></text:p>
          <text:p text:style-name="P267"><text:a xlink:type="simple" xlink:href="#__RefHeading___Toc1043_16947984892" text:style-name="Index_20_Link" text:visited-style-name="Index_20_Link">Incoming message expected run<text:tab/>37</text:a></text:p>
          <text:p text:style-name="P267"><text:a xlink:type="simple" xlink:href="#__RefHeading___Toc1045_16947984892" text:style-name="Index_20_Link" text:visited-style-name="Index_20_Link">Alternate sending messages<text:tab/>38</text:a></text:p>
          <text:p text:style-name="P267"><text:a xlink:type="simple" xlink:href="#__RefHeading___Toc1047_16947984892" text:style-name="Index_20_Link" text:visited-style-name="Index_20_Link">Send messages out of order<text:tab/>38</text:a></text:p>
          <text:p text:style-name="P267"><text:a xlink:type="simple" xlink:href="#__RefHeading___Toc1049_16947984892" text:style-name="Index_20_Link" text:visited-style-name="Index_20_Link">Skip message, receive message, send skipped message<text:tab/>38</text:a></text:p>
          <text:p text:style-name="P266"><text:a xlink:type="simple" xlink:href="#__RefHeading___Toc766_16947984892" text:style-name="Index_20_Link" text:visited-style-name="Index_20_Link">23.9.3 System Tests<text:tab/>39</text:a></text:p>
          <text:p text:style-name="P265"><text:a xlink:type="simple" xlink:href="#__RefHeading___Toc1044_36351396152" text:style-name="Index_20_Link" text:visited-style-name="Index_20_Link">23.10 System Architechture<text:tab/>39</text:a></text:p>
          <text:p text:style-name="P265"><text:a xlink:type="simple" xlink:href="#__RefHeading___Toc1046_36351396152" text:style-name="Index_20_Link" text:visited-style-name="Index_20_Link">23.11 Expertise Development<text:tab/>39</text:a></text:p>
          <text:p text:style-name="P265"><text:a xlink:type="simple" xlink:href="#__RefHeading___Toc1307_16947984892" text:style-name="Index_20_Link" text:visited-style-name="Index_20_Link">23.12 Deliverables<text:tab/>40</text:a></text:p>
          <text:p text:style-name="P265"><text:a xlink:type="simple" xlink:href="#__RefHeading___Toc246_23011103912" text:style-name="Index_20_Link" text:visited-style-name="Index_20_Link">23.13 Timeline<text:tab/>40</text:a></text:p>
          <text:p text:style-name="P266"><text:a xlink:type="simple" xlink:href="#__RefHeading___Toc1309_16947984892" text:style-name="Index_20_Link" text:visited-style-name="Index_20_Link">23.13.1 Client<text:tab/>40</text:a></text:p>
          <text:p text:style-name="P266"><text:a xlink:type="simple" xlink:href="#__RefHeading___Toc1311_16947984892" text:style-name="Index_20_Link" text:visited-style-name="Index_20_Link">23.13.2 Server<text:tab/>40</text:a></text:p>
          <text:p text:style-name="P266"><text:a xlink:type="simple" xlink:href="#__RefHeading___Toc1521_16947984892" text:style-name="Index_20_Link" text:visited-style-name="Index_20_Link">23.13.3 Documentation<text:tab/>41</text:a></text:p>
          <text:p text:style-name="P265"><text:a xlink:type="simple" xlink:href="#__RefHeading___Toc1048_36351396152" text:style-name="Index_20_Link" text:visited-style-name="Index_20_Link">23.14 Appendix A<text:tab/>41</text:a></text:p>
          <text:p text:style-name="P266"><text:a xlink:type="simple" xlink:href="#__RefHeading___Toc1050_36351396152" text:style-name="Index_20_Link" text:visited-style-name="Index_20_Link">23.14.1 X3DH<text:tab/>41</text:a></text:p>
          <text:p text:style-name="P266"><text:a xlink:type="simple" xlink:href="#__RefHeading___Toc1052_36351396152" text:style-name="Index_20_Link" text:visited-style-name="Index_20_Link">23.14.2 Double Ratchet<text:tab/>42</text:a></text:p>
          <text:p text:style-name="P266"><text:a xlink:type="simple" xlink:href="#__RefHeading___Toc1054_3635139615" text:style-name="Index_20_Link" text:visited-style-name="Index_20_Link">23.14.3 References<text:tab/>46</text:a></text:p>
          <text:p text:style-name="P255"><text:a xlink:type="simple" xlink:href="#__RefHeading___Toc2219_805280642" text:style-name="Index_20_Link" text:visited-style-name="Index_20_Link">24 Appendix C – User Guide<text:tab/>47</text:a></text:p>
        </text:index-body>
      </text:table-of-content>
      <text:p text:style-name="P4"/>
      <text:h text:style-name="P246" text:outline-level="1"><text:bookmark-start text:name="__RefHeading___Toc216_2301110391"/>Student Background<text:bookmark-end text:name="__RefHeading___Toc216_2301110391"/></text:h>
      <text:p text:style-name="P11">John is in his 4<text:span text:style-name="T7">th</text:span> year as a student at BCIT, <text:span text:style-name="T12">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7">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34"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3">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34" text:outline-level="1"><text:bookmark-start text:name="__RefHeading___Toc503_1931131838"/>Scope and Depth<text:bookmark-end text:name="__RefHeading___Toc503_1931131838"/></text:h>
      <text:p text:style-name="P63">The base features I will include are as follows:</text:p>
      <text:list xml:id="list2108116323" text:style-name="L1">
        <text:list-item>
          <text:p text:style-name="P107">Signal protocol fully implemented on client side</text:p>
        </text:list-item>
        <text:list-item>
          <text:p text:style-name="P107">Server is up and running for key and message exchanges</text:p>
        </text:list-item>
        <text:list-item>
          <text:p text:style-name="P107"><text:span text:style-name="T14">Full graphical interface </text:span>for email creation and retrieval</text:p>
        </text:list-item>
        <text:list-item>
          <text:p text:style-name="P109">Outside email import/export via IMAP<text:span text:style-name="T15">S</text:span></text:p>
        </text:list-item>
      </text:list>
      <text:p text:style-name="P75"><text:soft-page-break/>I believe this list of features will be sufficient to fully explore the complexity and design implications that arise from this project. </text:p>
      <text:p text:style-name="P65">I will impose some limitations on those features, to limit the potential scope of the application:</text:p>
      <text:list xml:id="list372012223" text:style-name="L2">
        <text:list-item>
          <text:p text:style-name="P111">The application will only target x64 Linux Desktops</text:p>
        </text:list-item>
        <text:list-item>
          <text:p text:style-name="P111">The application will not target mobile devices such as Android phones</text:p>
        </text:list-item>
        <text:list-item>
          <text:p text:style-name="P111">The application will not involve a web-mail interface</text:p>
        </text:list-item>
        <text:list-item>
          <text:p text:style-name="P111">The application will not be built as a plugin for existing email clients <text:span text:style-name="T16">(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8">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35"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9">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36"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20">various aspects of the application that are tangential to its end-goal. To this end, I am designing the application in C++ with the following libraries:</text:span></text:p>
      <text:list xml:id="list2996564219" text:style-name="L3">
        <text:list-item>
          <text:p text:style-name="P113">OpenSSL – <text:span text:style-name="T22">F</text:span>or the majority of cryptographic functions; also required for TLS</text:p>
        </text:list-item>
        <text:list-item>
          <text:p text:style-name="P113"><text:soft-page-break/>Boost</text:p>
          <text:list>
            <text:list-item>
              <text:p text:style-name="P113">Serialization – For serializing data for sending over the network <text:span text:style-name="T68">and the database</text:span></text:p>
            </text:list-item>
            <text:list-item>
              <text:p text:style-name="P115">Asio – For handling network connections and TLS</text:p>
            </text:list-item>
            <text:list-item>
              <text:p text:style-name="P113">Beast – <text:span text:style-name="T67">For handling HTTP</text:span> <text:span text:style-name="T67">on the client and server</text:span></text:p>
            </text:list-item>
            <text:list-item>
              <text:p text:style-name="P113">Test – For unit and integration tests</text:p>
            </text:list-item>
          </text:list>
        </text:list-item>
        <text:list-item>
          <text:p text:style-name="P113">Curl – For adding support of <text:span text:style-name="T21">IMAPS</text:span></text:p>
        </text:list-item>
        <text:list-item>
          <text:p text:style-name="P116">Qt – For the entirety of the GUI</text:p>
        </text:list-item>
        <text:list-item>
          <text:p text:style-name="P118">libsignal-c – For its implementation of XedDSA, otherwise unused</text:p>
        </text:list-item>
        <text:list-item>
          <text:p text:style-name="P120">C<text:span text:style-name="T63">M</text:span>ake – For building the project and finding/linking all dependencies</text:p>
        </text:list-item>
        <text:list-item>
          <text:p text:style-name="P122"><text:span text:style-name="T90">SQLite</text:span> – For managing <text:span text:style-name="T68">state on the client and server</text:span></text:p>
        </text:list-item>
        <text:list-item>
          <text:p text:style-name="P124">Spdlog – For handling logging on the client and server</text:p>
        </text:list-item>
      </text:list>
      <text:h text:style-name="Heading_20_1" text:outline-level="1"><text:bookmark-start text:name="__RefHeading___Toc242_2301110391"/>Testing<text:bookmark-end text:name="__RefHeading___Toc242_2301110391"/></text:h>
      <text:p text:style-name="P81">SIGEMAIL as a project contained a large amount of complexity, and relied heavily on tests of various levels and scopes to ensure proper operation. <text:span text:style-name="T78">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1"><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0"><draw:image xlink:href="Pictures/100002010000019B0000007A1AC16BCA61EA50DD.png" xlink:type="simple" xlink:show="embed" xlink:actuate="onLoad" loext:mime-type="image/png"/></draw:frame><text:span text:style-name="T58"><text:line-break/></text:span>Figure <text:sequence text:ref-name="refFigure0" text:name="Figure" text:formula="ooow:Figure+1" style:num-format="1">1</text:sequence>: Demonstration of all tests running successfully</text:p></draw:text-box></draw:frame></text:p>
      <text:p text:style-name="P81"/>
      <text:p text:style-name="P81"/>
      <text:p text:style-name="P81"/>
      <text:p text:style-name="P81"/>
      <text:p text:style-name="P81"/>
      <text:p text:style-name="P86">The following sections detail the various levels of testing used.</text:p>
      <text:p text:style-name="P80"/>
      <text:p text:style-name="P80"/>
      <text:p text:style-name="P80"><text:soft-page-break/></text:p>
      <text:p text:style-name="P80"/>
      <text:h text:style-name="P256" text:outline-level="2"><text:bookmark-start text:name="__RefHeading___Toc746_1694798489"/>Unit Tests<text:bookmark-end text:name="__RefHeading___Toc746_1694798489"/></text:h>
      <text:p text:style-name="P28">Unit <text:span text:style-name="T79">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2076704539" text:style-name="L4">
        <text:list-item>
          <text:p text:style-name="P125">Encryption</text:p>
        </text:list-item>
        <text:list-item>
          <text:p text:style-name="P125">Key Derivation</text:p>
        </text:list-item>
        <text:list-item>
          <text:p text:style-name="P125">Key Agreement</text:p>
        </text:list-item>
        <text:list-item>
          <text:p text:style-name="P125">Hashing</text:p>
        </text:list-item>
        <text:list-item>
          <text:p text:style-name="P125">Key Signing</text:p>
        </text:list-item>
        <text:list-item>
          <text:p text:style-name="P126">Message serialization</text:p>
        </text:list-item>
      </text:list>
      <text:p text:style-name="P82">An example of a test is as follows:</text:p>
      <text:p text:style-name="P82"><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27"><draw:image xlink:href="Pictures/10000201000001F4000000A934AE2394D1D3BAA7.png" xlink:type="simple" xlink:show="embed" xlink:actuate="onLoad" loext:mime-type="image/png"/></draw:frame><text:span text:style-name="T58"><text:line-break/></text:span>Figure <text:sequence text:ref-name="refFigure1" text:name="Figure" text:formula="ooow:Figure+1" style:num-format="1">2</text:sequence>: Basic Encryption Test</text:p></draw:text-box></draw:frame></text:p>
      <text:p text:style-name="P82"/>
      <text:p text:style-name="P82"/>
      <text:p text:style-name="P82"/>
      <text:p text:style-name="P82"/>
      <text:p text:style-name="P102"/>
      <text:p text:style-name="P102"/>
      <text:p text:style-name="P104">This test covers the basic case of encryption and decryption, in order to verify that the base primitive code is correct. <text:span text:style-name="T94">As can be seen below in Figure 3, the plaintext is transformed into random data, and then returned back to the input. </text:span></text:p>
      <text:p text:style-name="P103"><draw:frame draw:style-name="fr2" draw:name="Frame16" text:anchor-type="paragraph" svg:width="6.9563in" draw:z-index="26"><draw:text-box fo:min-height="1.1882in"><text:p text:style-name="Figure"><draw:frame draw:style-name="fr5" draw:name="Image18" text:anchor-type="as-char" svg:width="6.9252in" style:rel-width="97%" svg:height="0.9047in" style:rel-height="scale" draw:z-index="32"><draw:image xlink:href="Pictures/10000201000006E80000005AB914C47AF599440A.png" xlink:type="simple" xlink:show="embed" xlink:actuate="onLoad" loext:mime-type="image/png"/></draw:frame><text:span text:style-name="T58"><text:line-break/></text:span>Figure <text:sequence text:ref-name="refFigure2" text:name="Figure" text:formula="ooow:Figure+1" style:num-format="1">3</text:sequence>: Proof of encryption test working correctly</text:p></draw:text-box></draw:frame></text:p>
      <text:p text:style-name="P103"/>
      <text:p text:style-name="P205"><text:soft-page-break/><text:span text:style-name="T97">Another example of a test is seen below. This test attempts to decrypt a corrupted ciphertext, and ensures the operation fails as expected.</text:span></text:p>
      <text:p text:style-name="P105"><draw:frame draw:style-name="fr2" draw:name="Frame19" text:anchor-type="paragraph" svg:width="6.9252in" draw:z-index="29"><draw:text-box fo:min-height="2.0161in"><text:p text:style-name="Figure"><draw:frame draw:style-name="fr4" draw:name="Image20" text:anchor-type="as-char" svg:width="6.9252in" style:rel-width="100%" svg:height="2.0161in" style:rel-height="scale" draw:z-index="33"><draw:image xlink:href="Pictures/10000201000002DF000000D6B1563AFFBAFAA6FA.png" xlink:type="simple" xlink:show="embed" xlink:actuate="onLoad" loext:mime-type="image/png"/></draw:frame><text:span text:style-name="T58"><text:line-break/></text:span>Figure <text:sequence text:ref-name="refFigure3" text:name="Figure" text:formula="ooow:Figure+1" style:num-format="1">4</text:sequence>: Corrupted ciphertext test case</text:p></draw:text-box></draw:frame></text:p>
      <text:p text:style-name="P103"><draw:frame draw:style-name="fr2" draw:name="Frame18" text:anchor-type="paragraph" svg:width="6.8437in" draw:z-index="28"><draw:text-box fo:min-height="1in"><text:p text:style-name="Figure"><draw:frame draw:style-name="fr4" draw:name="Image19" text:anchor-type="as-char" svg:width="6.8437in" style:rel-width="100%" svg:height="1in" style:rel-height="scale" draw:z-index="35"><draw:image xlink:href="Pictures/10000201000002910000006004E2DEF68DB809EC.png" xlink:type="simple" xlink:show="embed" xlink:actuate="onLoad" loext:mime-type="image/png"/></draw:frame><text:span text:style-name="T58"><text:line-break/></text:span>Figure <text:sequence text:ref-name="refFigure4" text:name="Figure" text:formula="ooow:Figure+1" style:num-format="1">5</text:sequence>: Proof of corrupted ciphertext failing to decrypt</text:p></draw:text-box></draw:frame></text:p>
      <text:p text:style-name="P204">As we can see, the test encrypts the input plaintext into random bytes, which is mildly corrupted. This corrupted ciphertext fails to decrypt, as expected, passing the test. <text:span text:style-name="T95">In case it is not clear from the image, the original ciphertext begins with “39856</text:span><text:span text:style-name="T96">f9cc</text:span><text:span text:style-name="T95">3d...” while the corrupted ciphertext begins with “39856</text:span><text:span text:style-name="T96">2585</text:span><text:span text:style-name="T95">3d...”. The bolded bytes are the difference induced by the test, and what causes the decryption failure. </text:span></text:p>
      <text:p text:style-name="P204"/>
      <text:p text:style-name="P206"/>
      <text:p text:style-name="P228">Another example test is key-agreement. <text:span text:style-name="T98">This is done through the X3DH key agreement scheme, part of the Signal Protocol. </text:span></text:p>
      <text:p text:style-name="P206"><draw:frame draw:style-name="fr2" draw:name="Frame20" text:anchor-type="paragraph" svg:width="6.5937in" draw:z-index="41"><draw:text-box fo:min-height="4.3957in"><text:p text:style-name="Figure"><draw:frame draw:style-name="fr8" draw:name="Image22" text:anchor-type="as-char" svg:width="6.5937in" style:rel-width="100%" svg:height="4.3957in" style:rel-height="scale" draw:z-index="42"><draw:image xlink:href="Pictures/1000020100000279000001A6854B0A9032AF4A71.png" xlink:type="simple" xlink:show="embed" xlink:actuate="onLoad" loext:mime-type="image/png"/></draw:frame><text:span text:style-name="T58"><text:line-break/></text:span>Figure <text:sequence text:ref-name="refFigure19" text:name="Figure" text:formula="ooow:Figure+1" style:num-format="1">6</text:sequence>: X3DH key agreement test</text:p></draw:text-box></draw:frame></text:p>
      <text:p text:style-name="P207">The purpose of this test is to ensure that two parties can arrive to the same shared secret through an extended Diffie-Hellman key agreement scheme, without ever having to transmit any sensitive information across the channel.</text:p>
      <text:p text:style-name="P206"><draw:frame draw:style-name="fr3" draw:name="Frame21" text:anchor-type="paragraph" svg:width="7.152in" draw:z-index="39"><draw:text-box fo:min-height="1.4134in"><text:p text:style-name="Figure"><draw:frame draw:style-name="fr8" draw:name="Image21" text:anchor-type="as-char" svg:width="7.152in" style:rel-width="100%" svg:height="1.2717in" style:rel-height="scale" draw:z-index="40"><draw:image xlink:href="Pictures/10000201000004C10000009B5FE1C665CB6608C1.png" xlink:type="simple" xlink:show="embed" xlink:actuate="onLoad" loext:mime-type="image/png"/></draw:frame><text:span text:style-name="T58"><text:line-break/></text:span>Figure <text:sequence text:ref-name="refFigure20" text:name="Figure" text:formula="ooow:Figure+1" style:num-format="1">7</text:sequence>: Proof of successful key agreement</text:p></draw:text-box></draw:frame></text:p>
      <text:p text:style-name="P208">In the above figure, we can see a proof of the test running, where all the key pairs are displayed, and without any secret information being transmitted, both parties arrive to the same shared key. </text:p>
      <text:p text:style-name="P208"/>
      <text:p text:style-name="P212"><text:soft-page-break/>This is one of the key parts of the Signal Protocol that I had to implement, and is crucial to the success of the implementation. <text:span text:style-name="T100">More information on the specifics of X3DH can be found in Appendix A.</text:span></text:p>
      <text:p text:style-name="P211"><draw:frame draw:style-name="fr2" draw:name="Frame22" text:anchor-type="paragraph" svg:width="3.3862in" draw:z-index="43"><draw:text-box fo:min-height="3.298in"><text:p text:style-name="Figure"><draw:frame draw:style-name="fr8" draw:name="Image23" text:anchor-type="as-char" svg:width="4in" style:rel-width="100%" svg:height="3.6665in" style:rel-height="scale" draw:z-index="44"><draw:image xlink:href="Pictures/100002010000018000000160805F2B45DDB9C6B9.png" xlink:type="simple" xlink:show="embed" xlink:actuate="onLoad" loext:mime-type="image/png"/></draw:frame><text:span text:style-name="T58"><text:line-break/></text:span>Figure <text:sequence text:ref-name="refFigure21" text:name="Figure" text:formula="ooow:Figure+1" style:num-format="1">8</text:sequence>: A visual representation of the multiple DH calculations being performed <text:span text:style-name="T99">(https://signal.org/docs/specifications/x3dh/X3DH.png)</text:span></text:p></draw:text-box></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4">My test performs the same steps as the above figure, demonstrating that my implementation has the same behaviour as the Signal Protocol specification dictates it must have.</text:p>
      <text:p text:style-name="P229"><text:span text:style-name="T101">Similar tests are performed for success without a one-time key, or for ensuring failure in the case of bad keys.</text:span></text:p>
      <text:p text:style-name="P213"><draw:frame draw:style-name="fr1" draw:name="Frame23" text:anchor-type="paragraph" svg:x="0.3193in" svg:y="0.0591in" svg:width="5.7661in" draw:z-index="45"><draw:text-box fo:min-height="4.0189in"><text:p text:style-name="Figure"><draw:frame draw:style-name="fr8"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8"><text:line-break/></text:span>Figure <text:sequence text:ref-name="refFigure22" text:name="Figure" text:formula="ooow:Figure+1" style:num-format="1">9</text:sequence>: Test of intentionally failing X3DH agreement</text:p></draw:text-box></draw:frame></text:p>
      <text:h text:style-name="P263" text:outline-level="2"><text:bookmark-start text:name="__RefHeading___Toc764_1694798489"/>Integration Tests<text:bookmark-end text:name="__RefHeading___Toc764_1694798489"/></text:h>
      <text:p text:style-name="P27"><text:span text:style-name="T30">Integration</text:span> testing <text:span text:style-name="T80">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3878056906" text:style-name="L5">
        <text:list-item>
          <text:p text:style-name="P127">Client database integration</text:p>
        </text:list-item>
        <text:list-item>
          <text:p text:style-name="P127">Server database integration</text:p>
        </text:list-item>
        <text:list-item>
          <text:p text:style-name="P128">Session ratchet encryption</text:p>
        </text:list-item>
      </text:list>
      <text:p text:style-name="P83"/>
      <text:p text:style-name="P230">An example of a test is as follows:</text:p>
      <text:p text:style-name="P83"><draw:frame draw:style-name="fr2" draw:name="Frame24" text:anchor-type="paragraph" svg:width="6.9252in" draw:z-index="49"><draw:text-box fo:min-height="3.2618in"><text:p text:style-name="Figure"><draw:frame draw:style-name="fr8" draw:name="Image26" text:anchor-type="as-char" svg:width="6.9252in" style:rel-width="100%" svg:height="3.2618in" style:rel-height="scale" draw:z-index="50"><draw:image xlink:href="Pictures/10000201000002C50000014EA64BB87DA75D53A6.png" xlink:type="simple" xlink:show="embed" xlink:actuate="onLoad" loext:mime-type="image/png"/></draw:frame><text:span text:style-name="T58"><text:line-break/></text:span>Figure <text:sequence text:ref-name="refFigure23" text:name="Figure" text:formula="ooow:Figure+1" style:num-format="1">10</text:sequence>: Example of initial session message exchange test</text:p></draw:text-box></draw:frame></text:p>
      <text:p text:style-name="P217">This test handles the initial encrypt/decrypt of a session. This is a special case because it contains extra information in the header to ensure the exact same session can be created on the recipient device.</text:p>
      <text:p text:style-name="P216"><draw:frame draw:style-name="fr2" draw:name="Frame25" text:anchor-type="paragraph" svg:width="6.0311in" draw:z-index="47"><draw:text-box fo:min-height="0.9791in"><text:p text:style-name="Figure"><draw:frame draw:style-name="fr8" draw:name="Image25" text:anchor-type="as-char" svg:width="6.0311in" style:rel-width="100%" svg:height="0.9791in" style:rel-height="scale" draw:z-index="48"><draw:image xlink:href="Pictures/10000201000002430000005E88F5134B7D2DF51B.png" xlink:type="simple" xlink:show="embed" xlink:actuate="onLoad" loext:mime-type="image/png"/></draw:frame><text:span text:style-name="T58"><text:line-break/></text:span>Figure <text:sequence text:ref-name="refFigure24" text:name="Figure" text:formula="ooow:Figure+1" style:num-format="1">11</text:sequence>: Output showing encryption working successfully</text:p></draw:text-box></draw:frame></text:p>
      <text:p text:style-name="P218">As the above figure shows, the input plaintext is transformed into random data, which is then turned back into the plaintext. <text:span text:style-name="T102">There is no visible difference between this test and the earlier encryption unit tests, which is by design. The session API and functionality should be transparent to the end user, having the same end result. </text:span></text:p>
      <text:p text:style-name="P231">A more complex test case follows:</text:p>
      <text:p text:style-name="P201"><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36"><draw:image xlink:href="Pictures/1000020100000353000002F19064C8DDBE9D864C.png" xlink:type="simple" xlink:show="embed" xlink:actuate="onLoad" loext:mime-type="image/png"/></draw:frame><text:span text:style-name="T58"><text:line-break/></text:span>Figure <text:sequence text:ref-name="refFigure5" text:name="Figure" text:formula="ooow:Figure+1" style:num-format="1">12</text:sequence>: Session test based off of Official Signal Protocol Documentation example</text:p></draw:text-box></draw:frame></text:p>
      <text:p text:style-name="P203"/>
      <text:p text:style-name="P219"/>
      <text:p text:style-name="P202"><draw:frame draw:style-name="fr2" draw:name="Frame26" text:anchor-type="paragraph" svg:width="5.6252in" draw:z-index="51"><draw:text-box fo:min-height="3in"><text:p text:style-name="Figure"><draw:frame draw:style-name="fr9" draw:name="Image27" text:anchor-type="as-char" svg:y="-2.9799in" svg:width="5.6252in" style:rel-width="100%" svg:height="3in" style:rel-height="scale" draw:z-index="52"><draw:image xlink:href="Pictures/100002010000021C000001208CA18DA7D511EB85.png" xlink:type="simple" xlink:show="embed" xlink:actuate="onLoad" loext:mime-type="image/png"/></draw:frame><text:span text:style-name="T58"><text:line-break/></text:span>Figure <text:sequence text:ref-name="refFigure25" text:name="Figure" text:formula="ooow:Figure+1" style:num-format="1">13</text:sequence>: Output showing the sessions remaining intact as expected</text:p></draw:text-box></draw:frame><text:soft-page-break/></text:p>
      <text:p text:style-name="P220">The core of this application is the Signal Sessions, as this is the primary innovation and research involved <text:span text:style-name="T103">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1"><text:soft-page-break/>The below figure shows the full set of chains and keys that were created and used during this test, retrieved directly from the Signal Documentation. <text:span text:style-name="T105">For more information on this chart, and the implications of it, see Appendix A.</text:span></text:p>
      <text:p text:style-name="P220"><draw:frame draw:style-name="fr2" draw:name="Frame27" text:anchor-type="paragraph" svg:width="6in" draw:z-index="53"><draw:text-box fo:min-height="6.5937in"><text:p text:style-name="Figure"><draw:frame draw:style-name="fr8" draw:name="Image28" text:anchor-type="as-char" svg:width="6in" style:rel-width="100%" svg:height="6.5937in" style:rel-height="scale" draw:z-index="54"><draw:image xlink:href="Pictures/100002010000024000000279620DAED0CBE2831F.png" xlink:type="simple" xlink:show="embed" xlink:actuate="onLoad" loext:mime-type="image/png"/></draw:frame><text:span text:style-name="T58"><text:line-break/></text:span>Figure <text:sequence text:ref-name="refFigure26" text:name="Figure" text:formula="ooow:Figure+1" style:num-format="1">14</text:sequence>: Final session chain graph <text:span text:style-name="T104">(https://signal.org/docs/specifications/doubleratchet/Set3_4.png)</text:span></text:p></draw:text-box></draw:frame></text:p>
      <text:p text:style-name="P222">The core test consists of multiple messages sent between Alice and Bob, in various orders, in order to trigger different effects. <text:span text:style-name="T107">The order of messages sent is </text:span>A1, B1, <text:span text:style-name="T106">A2, </text:span>B2, A3, A4, B3, B4, A5, but <text:span text:style-name="T112">delayed</text:span> sending of B2 &amp; B3 <text:span text:style-name="T112">until the end</text:span>. <text:span text:style-name="T108">This means that Alice sends her first message (A1), then Bob (B1), </text:span><text:soft-page-break/><text:span text:style-name="T108">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223">There are other tests covering similar examples shown in the documentation, but this was the most complex one provided, which is why it has been highlighted. <text:span text:style-name="T109">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64" text:outline-level="2"><text:bookmark-start text:name="__RefHeading___Toc766_1694798489"/>System Tests<text:bookmark-end text:name="__RefHeading___Toc766_1694798489"/></text:h>
      <text:p text:style-name="P84">System tests are also performed in SIGEMAIL to emulate high level usage of APIs that depend on lower systems and constructs. <text:span text:style-name="T81">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646963282" text:style-name="L6">
        <text:list-item>
          <text:p text:style-name="P129">Client-Server Networking</text:p>
        </text:list-item>
        <text:list-item>
          <text:p text:style-name="P129">Network REST API</text:p>
        </text:list-item>
        <text:list-item>
          <text:p text:style-name="P129">High level user actions (Sending messages between clients using the server as a relay)</text:p>
        </text:list-item>
      </text:list>
      <text:p text:style-name="P85">An example of a system test is as follows:</text:p>
      <text:p text:style-name="P225"><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38"><draw:image xlink:href="Pictures/100002010000022D000002419139DBACE35B9217.png" xlink:type="simple" xlink:show="embed" xlink:actuate="onLoad" loext:mime-type="image/png"/></draw:frame><text:span text:style-name="T58"><text:line-break/></text:span>Figure <text:sequence text:ref-name="refFigure6" text:name="Figure" text:formula="ooow:Figure+1" style:num-format="1">15</text:sequence>: An example of a high-level user interaction test</text:p></draw:text-box></draw:frame><text:soft-page-break/></text:p>
      <text:p text:style-name="P226">This test <text:span text:style-name="T113">handles two clients registering for the service and simultaneously sending messages to the other. It does this via the high level device API, which handles all of the requests, error handling, encryption, and session creation. </text:span></text:p>
      <text:p text:style-name="P232"><draw:frame draw:style-name="fr2" draw:name="Frame28" text:anchor-type="paragraph" svg:width="7.2091in" draw:z-index="55"><draw:text-box fo:min-height="5.1965in"><text:p text:style-name="Figure"><draw:frame draw:style-name="fr8" draw:name="Image29" text:anchor-type="as-char" svg:width="7.4583in" style:rel-width="100%" svg:height="5.1965in" style:rel-height="scale" draw:z-index="56"><draw:image xlink:href="Pictures/10000201000004D8000003608CC0F03E9441EE25.png" xlink:type="simple" xlink:show="embed" xlink:actuate="onLoad" loext:mime-type="image/png"/></draw:frame><text:span text:style-name="T58"><text:line-break/></text:span>Figure <text:sequence text:ref-name="refFigure27" text:name="Figure" text:formula="ooow:Figure+1" style:num-format="1">16</text:sequence>: Network requests generated as part of the previous test</text:p></draw:text-box></draw:frame></text:p>
      <text:p text:style-name="P227">The above figure shows some of the network requests being sent as part of the test. <text:span text:style-name="T114">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225"/>
      <text:p text:style-name="P179"><text:span text:style-name="T115">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span></text:p>
      <text:p text:style-name="P179"/>
      <text:p text:style-name="P179"/>
      <text:p text:style-name="P180"><text:soft-page-break/><text:span text:style-name="T115">Unlike the sessions, there is very little information on the networking and server requirements in Signal. This is likely done to enable flexibility in implementation. Nevertheless, there is little guidance in terms of concrete requirements beyond phrases as “</text:span>There is a server which stores the current record of all users and devices.<text:span text:style-name="T82">”</text:span><text:span text:style-name="T82"><text:note text:id="ftn0"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4">.</text:span><text:span text:style-name="T9"> </text:span><text:span text:style-name="T82">For general principles, the server API and design is structured based on the Signal official server repository on Github</text:span><text:span text:style-name="T82"><text:note text:id="ftn1"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2">.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47" text:outline-level="1"><text:bookmark-start text:name="__RefHeading___Toc1044_3635139615"/>System <text:span text:style-name="T66">Architecture</text:span><text:bookmark-end text:name="__RefHeading___Toc1044_3635139615"/></text:h>
      <text:p text:style-name="P94"><draw:frame draw:style-name="fr2" draw:name="Frame12" text:anchor-type="paragraph" svg:width="6.9252in" draw:z-index="24"><draw:text-box fo:min-height="5.0138in"><text:p text:style-name="Figure"><draw:frame draw:style-name="fr6" draw:name="Image17" text:anchor-type="paragraph" svg:width="6.9252in" svg:height="5.0138in" draw:z-index="25"><draw:image xlink:href="Pictures/10000201000002F9000002277B2EFCCE999D1EEA.png" xlink:type="simple" xlink:show="embed" xlink:actuate="onLoad" loext:mime-type="image/png"/></draw:frame><text:span text:style-name="T58"><text:line-break/></text:span>Figure <text:sequence text:ref-name="refFigure7" text:name="Figure" text:formula="ooow:Figure+1" style:num-format="1">17</text:sequence>: SIGEMAIL System <text:span text:style-name="T92">Architecture</text:span> (Self-written code is in green, library code is in red)</text:p></draw:text-box></draw:frame></text:p>
      <text:p text:style-name="P95">Due to the <text:span text:style-name="T93">overall </text:span>complexity of the project, and the strict requirements on implementing cryptographic primitives, this practicum used multiple libraries to handle various aspects of the application. <text:span text:style-name="T91">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48" text:outline-level="1"><text:bookmark-start text:name="__RefHeading___Toc2217_805280642"/>System Context Diagram<text:bookmark-end text:name="__RefHeading___Toc2217_805280642"/></text:h>
      <text:p text:style-name="P96"><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37"><draw:image xlink:href="Pictures/100002010000029500000155CB17400B3A3DE59B.png" xlink:type="simple" xlink:show="embed" xlink:actuate="onLoad" loext:mime-type="image/png"/></draw:frame><text:span text:style-name="T58"><text:line-break/></text:span>Figure <text:sequence text:ref-name="refFigure8" text:name="Figure" text:formula="ooow:Figure+1" style:num-format="1">18</text:sequence>: SIGEMAIL System Context Diagram</text:p></draw:text-box></draw:frame></text:p>
      <text:p text:style-name="P97">This system context diagram shows a more high level overview of where the client and server fit into the broader ecosystem that it engages with.</text:p>
      <text:h text:style-name="P249" text:outline-level="1"><text:bookmark-start text:name="__RefHeading___Toc5411_3681585582"/>Data Flow Diagram<text:bookmark-end text:name="__RefHeading___Toc5411_3681585582"/></text:h>
      <text:p text:style-name="P98"><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34"><draw:image xlink:href="Pictures/100002010000024F000002952EDB6506A88260D4.png" xlink:type="simple" xlink:show="embed" xlink:actuate="onLoad" loext:mime-type="image/png"/></draw:frame><text:span text:style-name="T58"><text:line-break/></text:span>Figure <text:sequence text:ref-name="refFigure9" text:name="Figure" text:formula="ooow:Figure+1" style:num-format="1">19</text:sequence>: SIGEMAIL Data Flow Diagram</text:p></draw:text-box></draw:frame></text:p>
      <text:p text:style-name="P99">This diagram represents the high-level flow of information from the clients to the server, and back again, while interacting with their respective databases, and passing through session handling for encryption purposes.</text:p>
      <text:h text:style-name="P250" text:outline-level="1"><text:bookmark-start text:name="__RefHeading___Toc5413_3681585582"/>Network Diagram<text:bookmark-end text:name="__RefHeading___Toc5413_3681585582"/></text:h>
      <text:p text:style-name="P100"><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31"><draw:image xlink:href="Pictures/1000020100000228000002DB7CA41CF01B467B7E.png" xlink:type="simple" xlink:show="embed" xlink:actuate="onLoad" loext:mime-type="image/png"/></draw:frame><text:span text:style-name="T58"><text:line-break/></text:span>Figure <text:sequence text:ref-name="refFigure10" text:name="Figure" text:formula="ooow:Figure+1" style:num-format="1">20</text:sequence>: SIGEMAIL Network Diagram</text:p></draw:text-box></draw:frame></text:p>
      <text:p text:style-name="P101">This diagram shows the 1-to-many relationship between clients and the server.</text:p>
      <text:h text:style-name="P237"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4">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5"> </text:span><text:span text:style-name="T46">Lastly, I have never made any large-scale cryptographic software </text:span><text:span text:style-name="T48">before</text:span><text:span text:style-name="T46">, which has its own unique challenges such as zeroing memory used for keys and plaintexts, and constant time memory comparisons. </text:span><text:span text:style-name="T47">Having exposure to a cryptographic mindset </text:span><text:span text:style-name="T48">during </text:span><text:span text:style-name="T49">development</text:span><text:span text:style-name="T48"> of this project </text:span><text:span text:style-name="T47">will strengthen my skills in network security, and help open up a future avenue in cryptographic software as a niche focus on my career. </text:span></text:p>
      <text:h text:style-name="P238" text:outline-level="1"><text:bookmark-start text:name="__RefHeading___Toc1307_1694798489"/>Deliverables<text:bookmark-end text:name="__RefHeading___Toc1307_1694798489"/></text:h>
      <text:p text:style-name="P40">The Following <text:span text:style-name="T63">deliverables</text:span> will be provided for this application:</text:p>
      <text:list xml:id="list3284730377" text:style-name="L7">
        <text:list-item>
          <text:p text:style-name="P130">Client application</text:p>
        </text:list-item>
        <text:list-item>
          <text:p text:style-name="P130">Server application</text:p>
        </text:list-item>
        <text:list-item>
          <text:p text:style-name="P130">Final report</text:p>
        </text:list-item>
        <text:list-item>
          <text:p text:style-name="P132">User guide for compilation, running, and installation of the client/server</text:p>
        </text:list-item>
      </text:list>
      <text:h text:style-name="P239" text:outline-level="1"><text:bookmark-start text:name="__RefHeading___Toc246_2301110391"/><text:span text:style-name="T69">Projected </text:span>Timeline<text:bookmark-end text:name="__RefHeading___Toc246_2301110391"/></text:h>
      <text:p text:style-name="P29">This project aims to fulfill the 405 hour work requirement, and provides the following expected work breakdown to satisfy that claim.</text:p>
      <text:h text:style-name="P257" text:outline-level="2"><text:bookmark-start text:name="__RefHeading___Toc1309_1694798489"/>Client<text:bookmark-end text:name="__RefHeading___Toc1309_1694798489"/></text:h>
      <text:p text:style-name="P31">Total: <text:span text:style-name="T40">18</text:span>5 Hours</text:p>
      <text:list xml:id="list737092778" text:style-name="L8">
        <text:list-item>
          <text:p text:style-name="P134">Encryption/decryption – <text:span text:style-name="T36">10 hours</text:span></text:p>
        </text:list-item>
        <text:list-item>
          <text:p text:style-name="P134">Session state – <text:span text:style-name="T36">15 hours</text:span></text:p>
        </text:list-item>
        <text:list-item>
          <text:p text:style-name="P134">X3DH – <text:span text:style-name="T36">5 hours</text:span></text:p>
        </text:list-item>
        <text:list-item>
          <text:p text:style-name="P134">Key Derivation – <text:span text:style-name="T36">10 hours</text:span></text:p>
        </text:list-item>
        <text:list-item>
          <text:p text:style-name="P134">Message formatting – <text:span text:style-name="T36">15 hours</text:span></text:p>
        </text:list-item>
        <text:list-item>
          <text:p text:style-name="P137">Server network connection – <text:span text:style-name="T40">20 hours</text:span></text:p>
        </text:list-item>
        <text:list-item>
          <text:p text:style-name="P137">Import/Export over IMAPS – <text:span text:style-name="T36">30 hours</text:span></text:p>
        </text:list-item>
        <text:list-item>
          <text:p text:style-name="P137"><text:soft-page-break/>GUI functionality – <text:span text:style-name="T36">60 hours</text:span></text:p>
        </text:list-item>
        <text:list-item>
          <text:p text:style-name="P140">Tests – <text:span text:style-name="T36">20 hours</text:span></text:p>
        </text:list-item>
      </text:list>
      <text:h text:style-name="P257" text:outline-level="2"><text:bookmark-start text:name="__RefHeading___Toc1311_1694798489"/>Server<text:bookmark-end text:name="__RefHeading___Toc1311_1694798489"/></text:h>
      <text:p text:style-name="P34">Total: <text:span text:style-name="T41">195 Hours</text:span></text:p>
      <text:list xml:id="list1093370544" text:style-name="L9">
        <text:list-item>
          <text:p text:style-name="P143">Client/device state storage – <text:span text:style-name="T36">20 hours</text:span></text:p>
        </text:list-item>
        <text:list-item>
          <text:p text:style-name="P146">Redis integration – <text:span text:style-name="T37">60 hours</text:span></text:p>
        </text:list-item>
        <text:list-item>
          <text:p text:style-name="P146">Protocol design – <text:span text:style-name="T41">40 hours</text:span></text:p>
        </text:list-item>
        <text:list-item>
          <text:p text:style-name="P149">Client/device addition and deletion – <text:span text:style-name="T36">15 hours</text:span></text:p>
        </text:list-item>
        <text:list-item>
          <text:p text:style-name="P152">Client/device verification – <text:span text:style-name="T36">25 hours</text:span></text:p>
        </text:list-item>
        <text:list-item>
          <text:p text:style-name="P155">Message transmission – <text:span text:style-name="T36">10 hours</text:span></text:p>
        </text:list-item>
        <text:list-item>
          <text:p text:style-name="P155">Key upload/retrieval – <text:span text:style-name="T36">10 hours</text:span></text:p>
        </text:list-item>
        <text:list-item>
          <text:p text:style-name="P158">Tests – <text:span text:style-name="T38">15</text:span> hours</text:p>
        </text:list-item>
      </text:list>
      <text:h text:style-name="P259" text:outline-level="2"><text:bookmark-start text:name="__RefHeading___Toc1521_1694798489"/>Documentation<text:bookmark-end text:name="__RefHeading___Toc1521_1694798489"/></text:h>
      <text:p text:style-name="P37">Total: <text:span text:style-name="T39">25</text:span> hours</text:p>
      <text:list xml:id="list1074432330" text:style-name="L10">
        <text:list-item>
          <text:p text:style-name="P161">Writing User guide - <text:span text:style-name="T42">2</text:span></text:p>
        </text:list-item>
        <text:list-item>
          <text:p text:style-name="P164">Commenting code - <text:span text:style-name="T42">3</text:span></text:p>
        </text:list-item>
        <text:list-item>
          <text:p text:style-name="P167">Writing final report - <text:span text:style-name="T42">10</text:span></text:p>
        </text:list-item>
        <text:list-item>
          <text:p text:style-name="P167">Editing final report – 10</text:p>
        </text:list-item>
      </text:list>
      <text:h text:style-name="P240" text:outline-level="1"><text:bookmark-start text:name="__RefHeading___Toc5415_3681585582"/>Actual Timeline<text:bookmark-end text:name="__RefHeading___Toc5415_3681585582"/></text:h>
      <text:p text:style-name="P79">The actual timeline deviated from the projections mainly in terms of relative complexity. Tasks that were projected to take a large amount of time were simpler than anticipated, but other seemingly trivial tasks were more complex than projected. <text:span text:style-name="T77">The largest changes between real and projected timelines were on the state storage, database integration, network protocol, and message formats. </text:span></text:p>
      <text:h text:style-name="P258" text:outline-level="2"><text:bookmark-start text:name="__RefHeading___Toc5417_3681585582"/>Client<text:bookmark-end text:name="__RefHeading___Toc5417_3681585582"/></text:h>
      <text:p text:style-name="P33">Total: <text:span text:style-name="T70">205</text:span> Hours</text:p>
      <text:list xml:id="list160356271558525" text:continue-list="list737092778" text:style-name="L8">
        <text:list-item>
          <text:p text:style-name="P135">Encryption/decryption – <text:span text:style-name="T36">10 hours</text:span></text:p>
        </text:list-item>
        <text:list-item>
          <text:p text:style-name="P135"><text:span text:style-name="T71">Client and </text:span>Session state – <text:span text:style-name="T70">50 hours</text:span></text:p>
        </text:list-item>
        <text:list-item>
          <text:p text:style-name="P135"><text:soft-page-break/>X3DH – <text:span text:style-name="T36">5 hours</text:span></text:p>
        </text:list-item>
        <text:list-item>
          <text:p text:style-name="P135">Key Derivation – <text:span text:style-name="T36">10 hours</text:span></text:p>
        </text:list-item>
        <text:list-item>
          <text:p text:style-name="P135">Message formatting – <text:span text:style-name="T70">40 hours</text:span></text:p>
        </text:list-item>
        <text:list-item>
          <text:p text:style-name="P138">Server network connection – <text:span text:style-name="T70">60 hours</text:span></text:p>
        </text:list-item>
        <text:list-item>
          <text:p text:style-name="P138">Import/Export over IMAPS – <text:span text:style-name="T70">5 hours</text:span></text:p>
        </text:list-item>
        <text:list-item>
          <text:p text:style-name="P138">GUI functionality – <text:span text:style-name="T70">5 hours</text:span></text:p>
        </text:list-item>
        <text:list-item>
          <text:p text:style-name="P141">Tests – <text:span text:style-name="T70">20 hours</text:span></text:p>
        </text:list-item>
      </text:list>
      <text:h text:style-name="P258" text:outline-level="2"><text:bookmark-start text:name="__RefHeading___Toc1311_16947984891"/>Server<text:bookmark-end text:name="__RefHeading___Toc1311_16947984891"/></text:h>
      <text:p text:style-name="P36">Total: <text:span text:style-name="T41">190 Hours</text:span></text:p>
      <text:list xml:id="list78136302" text:style-name="L11">
        <text:list-item>
          <text:p text:style-name="P144"><text:span text:style-name="T72">Server state storage</text:span> – <text:span text:style-name="T74">50 hours</text:span></text:p>
        </text:list-item>
        <text:list-item>
          <text:p text:style-name="P147">Protocol design – <text:span text:style-name="T75">60 hours</text:span></text:p>
        </text:list-item>
        <text:list-item>
          <text:p text:style-name="P150">Client/device addition and deletion – <text:span text:style-name="T76">5 hours</text:span></text:p>
        </text:list-item>
        <text:list-item>
          <text:p text:style-name="P153">Client/device verification – <text:span text:style-name="T76">15 hours</text:span></text:p>
        </text:list-item>
        <text:list-item>
          <text:p text:style-name="P156">Message transmission – <text:span text:style-name="T36">10 hours</text:span></text:p>
        </text:list-item>
        <text:list-item>
          <text:p text:style-name="P156">Key upload/retrieval – <text:span text:style-name="T36">10 hours</text:span></text:p>
        </text:list-item>
        <text:list-item>
          <text:p text:style-name="P159">Tests – <text:span text:style-name="T73">40</text:span> hours</text:p>
        </text:list-item>
      </text:list>
      <text:h text:style-name="P260" text:outline-level="2"><text:bookmark-start text:name="__RefHeading___Toc1521_16947984891"/>Documentation<text:bookmark-end text:name="__RefHeading___Toc1521_16947984891"/></text:h>
      <text:p text:style-name="P39">Total: <text:span text:style-name="T39">25</text:span> hours</text:p>
      <text:list xml:id="list112061057" text:style-name="L12">
        <text:list-item>
          <text:p text:style-name="P162">Writing User guide - <text:span text:style-name="T42">2</text:span></text:p>
        </text:list-item>
        <text:list-item>
          <text:p text:style-name="P165">Commenting code - <text:span text:style-name="T42">3</text:span></text:p>
        </text:list-item>
        <text:list-item>
          <text:p text:style-name="P168">Writing final report - <text:span text:style-name="T42">10</text:span></text:p>
        </text:list-item>
        <text:list-item>
          <text:p text:style-name="P168">Editing final report – 10</text:p>
        </text:list-item>
      </text:list>
      <text:h text:style-name="P261" text:outline-level="2"><text:bookmark-start text:name="__RefHeading___Toc8255_1337204892"/>Milestones<text:bookmark-end text:name="__RefHeading___Toc8255_1337204892"/></text:h>
      <text:p text:style-name="P90">I started work on January 1<text:span text:style-name="T7">st</text:span>, since my proposal had been approved before the term began. <text:span text:style-name="T87">On January 18</text:span><text:span text:style-name="T8">th</text:span><text:span text:style-name="T87">,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7">linear process. On February 28</text:span><text:span text:style-name="T8">th</text:span><text:span text:style-name="T87">, I had a fully functioning system consisting of the client and server network and databases, essentially completing the core functionality without a GUI or external email integration. The GUI was finished on March 5</text:span><text:span text:style-name="T8">th</text:span><text:span text:style-name="T87">, and the email integration was finished on March 15</text:span><text:span text:style-name="T8">th</text:span><text:span text:style-name="T87">. </text:span></text:p>
      <text:p text:style-name="P106"/>
      <text:h text:style-name="P241" text:outline-level="1"><text:bookmark-start text:name="__RefHeading___Toc5419_3681585582"/>Implementation <text:span text:style-name="T83">Implications</text:span><text:bookmark-end text:name="__RefHeading___Toc5419_3681585582"/></text:h>
      <text:p text:style-name="P87">The goal of the implementation was focused on correctness and security foremost. <text:span text:style-name="T84">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88">In terms of features, the implementation is necessarily constrained to prevent scope creep. <text:span text:style-name="T85">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5">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42" text:outline-level="1"><text:bookmark-start text:name="__RefHeading___Toc5421_3681585582"/>Future Enhancements<text:bookmark-end text:name="__RefHeading___Toc5421_3681585582"/></text:h>
      <text:p text:style-name="P89">For further enhancements, there are multiple avenues that can be taken to improve functionality. <text:span text:style-name="T86">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1">The practicum project has helped me develop many of my skills in software development such as interface design, database design, system architecture, protocol design, and many others. <text:span text:style-name="T88">It has given me an appreciation for how a clean and logical interface can affect the larger system through their requirements. Some of the new techniques and concepts I learned via this practicum are as follows:</text:span></text:p>
      <text:list xml:id="list830533919" text:style-name="L13">
        <text:list-item>
          <text:p text:style-name="P170">Asynchronous networking design</text:p>
        </text:list-item>
        <text:list-item>
          <text:p text:style-name="P170">Automated unit testing</text:p>
        </text:list-item>
        <text:list-item>
          <text:p text:style-name="P170">Database integration</text:p>
        </text:list-item>
        <text:list-item>
          <text:p text:style-name="P171">HTTP Design and Authentication</text:p>
        </text:list-item>
        <text:list-item>
          <text:p text:style-name="P171">Cryptographic software development such as zeroing memory and constant-time comparisons</text:p>
        </text:list-item>
        <text:list-item>
          <text:p text:style-name="P172">Email technologies such as SMTP and IMAP</text:p>
        </text:list-item>
      </text:list>
      <text:h text:style-name="P243" text:outline-level="1"><text:bookmark-start text:name="__RefHeading___Toc4780_2238741598"/><text:soft-page-break/>Closing Remarks<text:bookmark-end text:name="__RefHeading___Toc4780_2238741598"/></text:h>
      <text:p text:style-name="P92">Overall, this practicum has been an interesting experience with highs and lows that have broadened my horizons as a developer. <text:span text:style-name="T89">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51" text:outline-level="1"><text:bookmark-start text:name="__RefHeading___Toc1048_3635139615"/>Appendix A – Background on X3DH and Double Ratchet<text:bookmark-end text:name="__RefHeading___Toc1048_3635139615"/></text:h>
      <text:p text:style-name="P224">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50">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1458834196" text:style-name="L14">
        <text:list-item>
          <text:p text:style-name="P173">IK<text:span text:style-name="T51">A</text:span><text:span text:style-name="T52"> - Alice’s Identity Key</text:span></text:p>
        </text:list-item>
        <text:list-item>
          <text:p text:style-name="P173"><text:span text:style-name="T52">EK</text:span><text:span text:style-name="T51">A</text:span><text:span text:style-name="T52"> - Alice’s Ephemeral Key</text:span></text:p>
        </text:list-item>
      </text:list>
      <text:p text:style-name="P48">Bob’s keys:</text:p>
      <text:list xml:id="list160356118626942" text:continue-numbering="true" text:style-name="L14">
        <text:list-item>
          <text:p text:style-name="P173">IK<text:span text:style-name="T51">B</text:span><text:span text:style-name="T52"> - Bob’s Identity Key</text:span></text:p>
        </text:list-item>
        <text:list-item>
          <text:p text:style-name="P173"><text:span text:style-name="T52">SPK</text:span><text:span text:style-name="T51">B</text:span><text:span text:style-name="T52"> - Bob’s Signed PreKey</text:span></text:p>
        </text:list-item>
        <text:list-item>
          <text:p text:style-name="P173"><text:span text:style-name="T52">OPK</text:span><text:span text:style-name="T51">B</text:span><text:span text:style-name="T52"> - Bob’s One-time PreKey</text:span></text:p>
        </text:list-item>
      </text:list>
      <text:p text:style-name="P48"><text:span text:style-name="T52">Where SPK</text:span><text:span text:style-name="T51">B</text:span><text:span text:style-name="T52"> is signed using IK</text:span><text:span text:style-name="T51">B </text:span><text:span text:style-name="T52">and the XedDSA algorithm.</text:span></text:p>
      <text:p text:style-name="P48"><text:span text:style-name="T52">Alice, when wanting to initiate communication with Bob, retrieves his keys from the server. The One-time pre-key is optional for the protocol, but highly recommended. Alice then verifies the </text:span><text:span text:style-name="T53">signature on the pre-key, and aborts the protocol is it is not valid. If the signature is valid, Alice then performs the following set of DH agreements. </text:span></text:p>
      <text:p text:style-name="P67"/>
      <text:list xml:id="list453628245" text:style-name="L15">
        <text:list-item>
          <text:p text:style-name="P177">DH1 = DH(IK<text:span text:style-name="T55">A</text:span>, SPK<text:span text:style-name="T55">B</text:span>)</text:p>
        </text:list-item>
        <text:list-item>
          <text:p text:style-name="P177">DH2 = DH(EK<text:span text:style-name="T55">A</text:span>, IK<text:span text:style-name="T55">B</text:span>)</text:p>
        </text:list-item>
        <text:list-item>
          <text:p text:style-name="P177">DH3 = DH(EK<text:span text:style-name="T55">A</text:span>, SPK<text:span text:style-name="T55">B</text:span>)</text:p>
        </text:list-item>
        <text:list-item>
          <text:p text:style-name="P177"><text:span text:style-name="T50">DH4 = DH(EK</text:span><text:span text:style-name="T56">A</text:span><text:span text:style-name="T50">, OPK</text:span><text:span text:style-name="T56">B</text:span><text:span text:style-name="T50">)</text:span></text:p>
        </text:list-item>
        <text:list-item>
          <text:p text:style-name="P174">SK = KDF(DH1 || DH2 || DH3 || DH4)</text:p>
        </text:list-item>
      </text:list>
      <text:p text:style-name="P50">Where KDF is a suitable key derivation function. </text:p>
      <text:p text:style-name="P52"><text:soft-page-break/>Alice now sends Bob their initial message, encrypted using SK, as well as both IK<text:span text:style-name="T51">A </text:span><text:span text:style-name="T52">and EK</text:span><text:span text:style-name="T51">A, </text:span><text:span text:style-name="T52">and an identifier representing the specific one-time pre-key that was used.</text:span></text:p>
      <text:p text:style-name="P69">Upon receiving the <text:span text:style-name="T65">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69">If the one-time pr<text:span text:style-name="T110">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62" text:outline-level="2"><text:bookmark-start text:name="__RefHeading___Toc1052_3635139615"/>Double Ratchet<text:bookmark-end text:name="__RefHeading___Toc1052_3635139615"/></text:h>
      <text:p text:style-name="P209">Once a shared secret key has been established by the participants, the Double Ratchet algorithm specifies how to modify and update the keys during a session to maintain forward secrecy, <text:span text:style-name="T57">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09"/>
      <text:p text:style-name="P55"><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8"><text:line-break/></text:span>Figure <text:sequence text:ref-name="refFigure11" text:name="Figure" text:formula="ooow:Figure+1" style:num-format="1">21</text:sequence>: A KDF chai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he KDF ratchet is built upon something called a KDF-chain. <text:span text:style-name="T59">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9">switches via a message response, then the Diffie-Hellman ratchet kicks in to update the existing chain infrastructure.</text:span></text:p>
      <text:p text:style-name="P55"><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8"><text:line-break/></text:span>Figure <text:sequence text:ref-name="refFigure12" text:name="Figure" text:formula="ooow:Figure+1" style:num-format="1">22</text:sequence>: A full step of the Diffie-Hellman Ratchet</text:p></draw:text-box></draw:frame><text:soft-page-break/></text:p>
      <text:p text:style-name="P55"/>
      <text:p text:style-name="P57">Every message exchanged during the Double Ratchet protocol contains a header with the Diffie-Hellman ephemeral public key the sender is currently using. <text:span text:style-name="T60">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3">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11">The following figure</text:span> shows how these two ratchets intertwine to produce fresh keys for every message, while continually injecting new randomness into the keys via DHE key exchanges.</text:p>
      <text:p text:style-name="P57"><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8"><text:line-break/></text:span>Figure <text:sequence text:ref-name="refFigure13" text:name="Figure" text:formula="ooow:Figure+1" style:num-format="1">23</text:sequence>: A full visualization of a single send-receive cycle</text:p></draw:text-box></draw:frame><text:soft-page-break/></text:p>
      <text:p text:style-name="P59">With all this complexity and key shuffling, it is tempting to believe that any out-of-order message may permanently cripple the session by preventing these key chains from ever <text:span text:style-name="T64">re-syncing.</text:span> <text:span text:style-name="T61">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59"><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8"><text:line-break/></text:span>Figure <text:sequence text:ref-name="refFigure14" text:name="Figure" text:formula="ooow:Figure+1" style:num-format="1">24</text:sequence>: An example of creating and detecting skipped message keys</text:p></draw:text-box></draw:frame><text:soft-page-break/></text:p>
      <text:p text:style-name="P61">To integrate the Double Ratchet protocol with X3DH, the shared secret key SK is used as the initial root chain key, while Bob’s signed pre-key SPK<text:span text:style-name="T51">B </text:span><text:span text:style-name="T52">becomes the remote public key used to initialize the DH ratchet. </text:span></text:p>
      <text:h text:style-name="P244" text:outline-level="1"/>
      <text:p text:style-name="P77"/>
      <text:p text:style-name="P71"/>
      <text:h text:style-name="P245" text:outline-level="1"/>
      <text:h text:style-name="P252"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2">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7">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3">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4">The base features I will include are as follows:</text:p>
      <text:list xml:id="list2009186013" text:style-name="L16">
        <text:list-item>
          <text:p text:style-name="P108">Signal protocol fully implemented on client side</text:p>
        </text:list-item>
        <text:list-item>
          <text:p text:style-name="P108">Server is up and running for key and message exchanges</text:p>
        </text:list-item>
        <text:list-item>
          <text:p text:style-name="P108"><text:span text:style-name="T14">Full graphical interface </text:span>for email creation and retrieval</text:p>
        </text:list-item>
        <text:list-item>
          <text:p text:style-name="P110"><text:soft-page-break/>Outside email import/export via IMAP<text:span text:style-name="T15">S</text:span></text:p>
        </text:list-item>
      </text:list>
      <text:p text:style-name="P76">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3914897391" text:style-name="L17">
        <text:list-item>
          <text:p text:style-name="P112">The application will only target x64 Linux Desktops</text:p>
        </text:list-item>
        <text:list-item>
          <text:p text:style-name="P112">The application will not target mobile devices such as Android phones</text:p>
        </text:list-item>
        <text:list-item>
          <text:p text:style-name="P112">The application will not involve a web-mail interface</text:p>
        </text:list-item>
        <text:list-item>
          <text:p text:style-name="P112">The application will not be built as a plugin for existing email clients <text:span text:style-name="T16">(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8">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9">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20">various aspects of the application that are tangential to its end-goal. To this end, I am designing the application in C++ with the following libraries:</text:span></text:p>
      <text:list xml:id="list2228356566" text:style-name="L18">
        <text:list-item>
          <text:p text:style-name="P114">OpenSSL – <text:span text:style-name="T22">F</text:span>or the majority of cryptographic functions; also required for TLS</text:p>
        </text:list-item>
        <text:list-item>
          <text:p text:style-name="P114"><text:soft-page-break/>Boost</text:p>
          <text:list>
            <text:list-item>
              <text:p text:style-name="P114">Serialization – For serializing data for sending over the network</text:p>
            </text:list-item>
            <text:list-item>
              <text:p text:style-name="P114">Beast – For handling network connections, TLS, and the server</text:p>
            </text:list-item>
            <text:list-item>
              <text:p text:style-name="P114">Test – For unit and integration tests</text:p>
            </text:list-item>
          </text:list>
        </text:list-item>
        <text:list-item>
          <text:p text:style-name="P114">Curl – For adding support of <text:span text:style-name="T21">IMAPS</text:span></text:p>
        </text:list-item>
        <text:list-item>
          <text:p text:style-name="P117">Qt – For the entirety of the GUI</text:p>
        </text:list-item>
        <text:list-item>
          <text:p text:style-name="P119">libsignal-c – For its implementation of XedDSA, otherwise unused</text:p>
        </text:list-item>
        <text:list-item>
          <text:p text:style-name="P121">Cmake – For building the project and finding/linking all dependencies</text:p>
        </text:list-item>
        <text:list-item>
          <text:p text:style-name="P123">Redis – For managing <text:span text:style-name="T35">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4">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3">automated </text:span>testing framework <text:span text:style-name="T43">done using Boost Test</text:span>. <text:span text:style-name="T25">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96809164" text:style-name="L19">
        <text:list-item>
          <text:p text:style-name="P181">Encrypt test message with key and nonce</text:p>
        </text:list-item>
        <text:list-item>
          <text:p text:style-name="P181">Decrypt test message with tag</text:p>
        </text:list-item>
        <text:list-item>
          <text:p text:style-name="P181">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452550435" text:style-name="L20">
        <text:list-item>
          <text:p text:style-name="P182">Encrypt test message with key and nonce, <text:span text:style-name="T27">and Additional Authenticated Data</text:span></text:p>
        </text:list-item>
        <text:list-item>
          <text:p text:style-name="P182">Decrypt test message with tag</text:p>
        </text:list-item>
        <text:list-item>
          <text:p text:style-name="P182">Decrypted ciphertext should equal original plaintext</text:p>
        </text:list-item>
      </text:list>
      <text:h text:style-name="Heading_20_4" text:outline-level="4"><text:bookmark-start text:name="__RefHeading___Toc752_16947984892"/>Corrupt <text:span text:style-name="T26">m</text:span>essage<text:bookmark-end text:name="__RefHeading___Toc752_16947984892"/></text:h>
      <text:list xml:id="list4066592257" text:style-name="L21">
        <text:list-item>
          <text:p text:style-name="P183">Encrypt test message with key and nonce</text:p>
        </text:list-item>
        <text:list-item>
          <text:p text:style-name="P188"><text:soft-page-break/>Corrupt message by incrementing a random ciphertext byte</text:p>
        </text:list-item>
        <text:list-item>
          <text:p text:style-name="P183">Decrypt test message with tag</text:p>
        </text:list-item>
        <text:list-item>
          <text:p text:style-name="P188">Decryption should fail</text:p>
        </text:list-item>
      </text:list>
      <text:h text:style-name="Heading_20_4" text:outline-level="4"><text:bookmark-start text:name="__RefHeading___Toc754_16947984892"/>Decrypt with <text:span text:style-name="T26">b</text:span>ad <text:span text:style-name="T26">k</text:span>ey<text:bookmark-end text:name="__RefHeading___Toc754_16947984892"/></text:h>
      <text:list xml:id="list695030212" text:style-name="L22">
        <text:list-item>
          <text:p text:style-name="P184">Encrypt test message with key and nonce</text:p>
        </text:list-item>
        <text:list-item>
          <text:p text:style-name="P184">Decrypt test message with tag, <text:span text:style-name="T28">and using a different key</text:span></text:p>
        </text:list-item>
        <text:list-item>
          <text:p text:style-name="P189">Decryption should fail</text:p>
        </text:list-item>
      </text:list>
      <text:h text:style-name="Heading_20_4" text:outline-level="4"><text:bookmark-start text:name="__RefHeading___Toc756_16947984892"/>Decrypt with bad nonce<text:bookmark-end text:name="__RefHeading___Toc756_16947984892"/></text:h>
      <text:list xml:id="list2604988067" text:style-name="L23">
        <text:list-item>
          <text:p text:style-name="P185">Encrypt test message with key and nonce</text:p>
        </text:list-item>
        <text:list-item>
          <text:p text:style-name="P185">Decrypt test message with tag, <text:span text:style-name="T28">and using a different nonce</text:span></text:p>
        </text:list-item>
        <text:list-item>
          <text:p text:style-name="P190">Decryption should fail</text:p>
        </text:list-item>
      </text:list>
      <text:h text:style-name="Heading_20_4" text:outline-level="4"><text:bookmark-start text:name="__RefHeading___Toc758_16947984892"/>Decrypt with missing AAD<text:bookmark-end text:name="__RefHeading___Toc758_16947984892"/></text:h>
      <text:list xml:id="list4279783400" text:style-name="L24">
        <text:list-item>
          <text:p text:style-name="P186">Encrypt test message with key and nonce, <text:span text:style-name="T29">and Additional Authenticated Data</text:span></text:p>
        </text:list-item>
        <text:list-item>
          <text:p text:style-name="P186">Decrypt test message with tag, <text:span text:style-name="T28">and do not provide the AAD</text:span></text:p>
        </text:list-item>
        <text:list-item>
          <text:p text:style-name="P191">Decryption should fail</text:p>
        </text:list-item>
      </text:list>
      <text:h text:style-name="Heading_20_4" text:outline-level="4"><text:bookmark-start text:name="__RefHeading___Toc760_16947984892"/>Decrypt with bad AAD<text:bookmark-end text:name="__RefHeading___Toc760_16947984892"/></text:h>
      <text:list xml:id="list1848613533" text:style-name="L25">
        <text:list-item>
          <text:p text:style-name="P187">Encrypt test message with key and nonce, <text:span text:style-name="T29">and Additional Authenticated Data</text:span></text:p>
        </text:list-item>
        <text:list-item>
          <text:p text:style-name="P187">Decrypt test message with tag, <text:span text:style-name="T28">and provide a different AAD</text:span></text:p>
        </text:list-item>
        <text:list-item>
          <text:p text:style-name="P192">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30">Integration</text:span> testing will be <text:span text:style-name="T30">the other</text:span> large portion of the tests, and will <text:span text:style-name="T30">be a mix of tests in the test framework, along with additional manual testing.</text:span> <text:span text:style-name="T25">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2">Incoming message e</text:span>xpected <text:span text:style-name="T32">r</text:span>un<text:bookmark-end text:name="__RefHeading___Toc1043_16947984892"/></text:h>
      <text:list xml:id="list3107101631" text:style-name="L26">
        <text:list-item>
          <text:p text:style-name="P193">Parse message header for public key</text:p>
        </text:list-item>
        <text:list-item>
          <text:p text:style-name="P193">Key will not be in skipped key dictionary</text:p>
        </text:list-item>
        <text:list-item>
          <text:p text:style-name="P193">Message will not be skipped, so no skipped keys are added to the dictionary</text:p>
        </text:list-item>
        <text:list-item>
          <text:p text:style-name="P193">Perform chain key derivation</text:p>
        </text:list-item>
        <text:list-item>
          <text:p text:style-name="P193">Decrypt message</text:p>
        </text:list-item>
      </text:list>
      <text:h text:style-name="Heading_20_4" text:outline-level="4"><text:bookmark-start text:name="__RefHeading___Toc1045_16947984892"/><text:soft-page-break/>Alternate sending messages<text:bookmark-end text:name="__RefHeading___Toc1045_16947984892"/></text:h>
      <text:list xml:id="list3899256918" text:style-name="L27">
        <text:list-item>
          <text:p text:style-name="P194">Parse message header for public key</text:p>
        </text:list-item>
        <text:list-item>
          <text:p text:style-name="P194">Key will not be in skipped key dictionary</text:p>
        </text:list-item>
        <text:list-item>
          <text:p text:style-name="P194">Message will not be skipped, so no skipped keys are added to the dictionary</text:p>
        </text:list-item>
        <text:list-item>
          <text:p text:style-name="P194">Perform chain key derivation</text:p>
        </text:list-item>
        <text:list-item>
          <text:p text:style-name="P194">Decrypt <text:span text:style-name="T31">incoming </text:span>message</text:p>
        </text:list-item>
        <text:list-item>
          <text:p text:style-name="P196">Perform DH ratchet</text:p>
        </text:list-item>
        <text:list-item>
          <text:p text:style-name="P196">Update root and chain keys</text:p>
        </text:list-item>
        <text:list-item>
          <text:p text:style-name="P196">Encrypt message with message key</text:p>
        </text:list-item>
        <text:list-item>
          <text:p text:style-name="P196">Send message</text:p>
        </text:list-item>
      </text:list>
      <text:h text:style-name="Heading_20_4" text:outline-level="4"><text:bookmark-start text:name="__RefHeading___Toc1047_16947984892"/>Send messages out of order<text:bookmark-end text:name="__RefHeading___Toc1047_16947984892"/></text:h>
      <text:list xml:id="list845059465" text:style-name="L28">
        <text:list-item>
          <text:p text:style-name="P197">Update root and chain keys</text:p>
        </text:list-item>
        <text:list-item>
          <text:p text:style-name="P197">Encrypt message with message key</text:p>
        </text:list-item>
        <text:list-item>
          <text:p text:style-name="P197">Update root and chain keys</text:p>
        </text:list-item>
        <text:list-item>
          <text:p text:style-name="P197">Encrypt message with <text:span text:style-name="T33">second </text:span>message key</text:p>
        </text:list-item>
        <text:list-item>
          <text:p text:style-name="P197">Send <text:span text:style-name="T33">second message</text:span></text:p>
        </text:list-item>
        <text:list-item>
          <text:p text:style-name="P199">Send first message</text:p>
        </text:list-item>
        <text:list-item>
          <text:p text:style-name="P199">Receiver should decrypt second message with generated skipped message key</text:p>
        </text:list-item>
        <text:list-item>
          <text:p text:style-name="P199">Receiver should decrypt first message after finding skipped key in dictionary</text:p>
        </text:list-item>
        <text:list-item>
          <text:p text:style-name="P199">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330443465" text:style-name="L29">
        <text:list-item>
          <text:p text:style-name="P198">Update root and chain keys</text:p>
        </text:list-item>
        <text:list-item>
          <text:p text:style-name="P198">Encrypt message with message key</text:p>
        </text:list-item>
        <text:list-item>
          <text:p text:style-name="P200">Receive message</text:p>
        </text:list-item>
        <text:list-item>
          <text:p text:style-name="P195">Parse message header for public key</text:p>
        </text:list-item>
        <text:list-item>
          <text:p text:style-name="P200">Perform DH ratchet</text:p>
        </text:list-item>
        <text:list-item>
          <text:p text:style-name="P195">Key will not be in skipped key dictionary</text:p>
        </text:list-item>
        <text:list-item>
          <text:p text:style-name="P195">Message will not be skipped, so no skipped keys are added to the dictionary</text:p>
        </text:list-item>
        <text:list-item>
          <text:p text:style-name="P195">Perform chain key derivation</text:p>
        </text:list-item>
        <text:list-item>
          <text:p text:style-name="P195">Decrypt <text:span text:style-name="T31">incoming </text:span>message</text:p>
        </text:list-item>
        <text:list-item>
          <text:p text:style-name="P200"><text:soft-page-break/>Send old skipped message</text:p>
        </text:list-item>
        <text:list-item>
          <text:p text:style-name="P200">Receiver will detect old public key, perform DH ratchet, and add old keys to dictionary</text:p>
        </text:list-item>
        <text:list-item>
          <text:p text:style-name="P200">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4">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4">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4">testing can reflect upon the success of a project.</text:span><text:span text:style-name="T45"> </text:span><text:span text:style-name="T46">Lastly, I have never made any large-scale cryptographic software </text:span><text:span text:style-name="T48">before</text:span><text:span text:style-name="T46">, which has its own unique challenges such as zeroing memory used for keys and plaintexts, and constant time memory comparisons. </text:span><text:span text:style-name="T47">Having exposure to a cryptographic mindset </text:span><text:span text:style-name="T48">during developement of this project </text:span><text:span text:style-name="T47">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67711995" text:style-name="L30">
        <text:list-item>
          <text:p text:style-name="P131">Client application</text:p>
        </text:list-item>
        <text:list-item>
          <text:p text:style-name="P131">Server application</text:p>
        </text:list-item>
        <text:list-item>
          <text:p text:style-name="P131">Final report</text:p>
        </text:list-item>
        <text:list-item>
          <text:p text:style-name="P133">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40">18</text:span>5 Hours</text:p>
      <text:list xml:id="list172484106" text:style-name="L31">
        <text:list-item>
          <text:p text:style-name="P136">Encryption/decryption – <text:span text:style-name="T36">10 hours</text:span></text:p>
        </text:list-item>
        <text:list-item>
          <text:p text:style-name="P136">Session state – <text:span text:style-name="T36">15 hours</text:span></text:p>
        </text:list-item>
        <text:list-item>
          <text:p text:style-name="P136">X3DH – <text:span text:style-name="T36">5 hours</text:span></text:p>
        </text:list-item>
        <text:list-item>
          <text:p text:style-name="P136">Key Derivation – <text:span text:style-name="T36">10 hours</text:span></text:p>
        </text:list-item>
        <text:list-item>
          <text:p text:style-name="P136">Message formatting – <text:span text:style-name="T36">15 hours</text:span></text:p>
        </text:list-item>
        <text:list-item>
          <text:p text:style-name="P139">Server network connection – <text:span text:style-name="T40">20 hours</text:span></text:p>
        </text:list-item>
        <text:list-item>
          <text:p text:style-name="P139">Import/Export over IMAPS – <text:span text:style-name="T36">30 hours</text:span></text:p>
        </text:list-item>
        <text:list-item>
          <text:p text:style-name="P139">GUI functionality – <text:span text:style-name="T36">60 hours</text:span></text:p>
        </text:list-item>
        <text:list-item>
          <text:p text:style-name="P142">Tests – <text:span text:style-name="T36">20 hours</text:span></text:p>
        </text:list-item>
      </text:list>
      <text:h text:style-name="Heading_20_3" text:outline-level="3"><text:bookmark-start text:name="__RefHeading___Toc1311_16947984892"/>Server<text:bookmark-end text:name="__RefHeading___Toc1311_16947984892"/></text:h>
      <text:p text:style-name="P35">Total: <text:span text:style-name="T41">195 Hours</text:span></text:p>
      <text:list xml:id="list2594440794" text:style-name="L32">
        <text:list-item>
          <text:p text:style-name="P145">Client/device state storage – <text:span text:style-name="T36">20 hours</text:span></text:p>
        </text:list-item>
        <text:list-item>
          <text:p text:style-name="P148">Redis integration – <text:span text:style-name="T37">60 hours</text:span></text:p>
        </text:list-item>
        <text:list-item>
          <text:p text:style-name="P148"><text:soft-page-break/>Protocol design – <text:span text:style-name="T41">40 hours</text:span></text:p>
        </text:list-item>
        <text:list-item>
          <text:p text:style-name="P151">Client/device addition and deletion – <text:span text:style-name="T36">15 hours</text:span></text:p>
        </text:list-item>
        <text:list-item>
          <text:p text:style-name="P154">Client/device verification – <text:span text:style-name="T36">25 hours</text:span></text:p>
        </text:list-item>
        <text:list-item>
          <text:p text:style-name="P157">Message transmission – <text:span text:style-name="T36">10 hours</text:span></text:p>
        </text:list-item>
        <text:list-item>
          <text:p text:style-name="P157">Key upload/retrieval – <text:span text:style-name="T36">10 hours</text:span></text:p>
        </text:list-item>
        <text:list-item>
          <text:p text:style-name="P160">Tests – <text:span text:style-name="T38">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9">25</text:span> hours</text:p>
      <text:list xml:id="list4272596364" text:style-name="L33">
        <text:list-item>
          <text:p text:style-name="P163">Writing User guide - <text:span text:style-name="T42">2</text:span></text:p>
        </text:list-item>
        <text:list-item>
          <text:p text:style-name="P166">Commenting code - <text:span text:style-name="T42">3</text:span></text:p>
        </text:list-item>
        <text:list-item>
          <text:p text:style-name="P169">Writing final report - <text:span text:style-name="T42">10</text:span></text:p>
        </text:list-item>
        <text:list-item>
          <text:p text:style-name="P169">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2">[1]</text:span>. <text:span text:style-name="T50">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97985978" text:style-name="L34">
        <text:list-item>
          <text:p text:style-name="P175">IK<text:span text:style-name="T51">A</text:span><text:span text:style-name="T52"> - Alice’s Identity Key</text:span></text:p>
        </text:list-item>
        <text:list-item>
          <text:p text:style-name="P175"><text:span text:style-name="T52">EK</text:span><text:span text:style-name="T51">A</text:span><text:span text:style-name="T52"> - Alice’s Ephemeral Key</text:span></text:p>
        </text:list-item>
      </text:list>
      <text:p text:style-name="P49">Bob’s keys:</text:p>
      <text:list xml:id="list160355379335820" text:continue-numbering="true" text:style-name="L34">
        <text:list-item>
          <text:p text:style-name="P175">IK<text:span text:style-name="T51">B</text:span><text:span text:style-name="T52"> - Bob’s Identity Key</text:span></text:p>
        </text:list-item>
        <text:list-item>
          <text:p text:style-name="P175"><text:span text:style-name="T52">SPK</text:span><text:span text:style-name="T51">B</text:span><text:span text:style-name="T52"> - Bob’s Signed PreKey</text:span></text:p>
        </text:list-item>
        <text:list-item>
          <text:p text:style-name="P175"><text:span text:style-name="T52">OPK</text:span><text:span text:style-name="T51">B</text:span><text:span text:style-name="T52"> - Bob’s One-time PreKey</text:span></text:p>
        </text:list-item>
      </text:list>
      <text:p text:style-name="P49"><text:span text:style-name="T52">Where SPK</text:span><text:span text:style-name="T51">B</text:span><text:span text:style-name="T52"> is signed using IK</text:span><text:span text:style-name="T51">B </text:span><text:span text:style-name="T52">and the XedDSA algorithm.</text:span></text:p>
      <text:p text:style-name="P49"><text:span text:style-name="T52">Alice, when wanting to initiate communication with Bob, retrieves his keys from the server. The One-time prekey is optional for the protocol, but highly recommended. Alice then verifies the </text:span><text:span text:style-name="T53">signature on </text:span><text:soft-page-break/><text:span text:style-name="T53">the pre-key, and aborts the protocol is it is not valid. If the signature is valid, Alice then performs the following set of DH agreements. </text:span></text:p>
      <text:p text:style-name="P68"/>
      <text:list xml:id="list2140972351" text:style-name="L35">
        <text:list-item>
          <text:p text:style-name="P178">DH1 = DH(IK<text:span text:style-name="T55">A</text:span>, SPK<text:span text:style-name="T55">B</text:span>)</text:p>
        </text:list-item>
        <text:list-item>
          <text:p text:style-name="P178">DH2 = DH(EK<text:span text:style-name="T55">A</text:span>, IK<text:span text:style-name="T55">B</text:span>)</text:p>
        </text:list-item>
        <text:list-item>
          <text:p text:style-name="P178">DH3 = DH(EK<text:span text:style-name="T55">A</text:span>, SPK<text:span text:style-name="T55">B</text:span>)</text:p>
        </text:list-item>
        <text:list-item>
          <text:p text:style-name="P178"><text:span text:style-name="T50">DH4 = DH(EK</text:span><text:span text:style-name="T56">A</text:span><text:span text:style-name="T50">, OPK</text:span><text:span text:style-name="T56">B</text:span><text:span text:style-name="T50">)</text:span></text:p>
        </text:list-item>
        <text:list-item>
          <text:p text:style-name="P176">SK = KDF(DH1 || DH2 || DH3 || DH4)</text:p>
        </text:list-item>
      </text:list>
      <text:p text:style-name="P51">Where KDF is a suitable key derivation function. </text:p>
      <text:p text:style-name="P53">Alice now sends Bob their initial message, encrypted using SK, as well as both IK<text:span text:style-name="T51">A </text:span><text:span text:style-name="T52">and EK</text:span><text:span text:style-name="T51">A, </text:span><text:span text:style-name="T52">and an identifier representing the specific one-time prekey that was used.</text:span></text:p>
      <text:p text:style-name="P70">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7">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8"><text:line-break/></text:span>Figure <text:sequence text:ref-name="refFigure15" text:name="Figure" text:formula="ooow:Figure+1" style:num-format="1">25</text:sequence>: A KDF chain</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9">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8"><text:line-break/></text:span>Figure <text:sequence text:ref-name="refFigure16" text:name="Figure" text:formula="ooow:Figure+1" style:num-format="1">26</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60">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8"><text:line-break/></text:span>Figure <text:sequence text:ref-name="refFigure17" text:name="Figure" text:formula="ooow:Figure+1" style:num-format="1">27</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resyncing. <text:span text:style-name="T61">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0"><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8"><text:line-break/></text:span>Figure <text:sequence text:ref-name="refFigure18" text:name="Figure" text:formula="ooow:Figure+1" style:num-format="1">28</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51">B </text:span><text:span text:style-name="T52">becomes the remote public key used to initialize the DH ratchet. </text:span></text:p>
      <text:p text:style-name="P72"/>
      <text:h text:style-name="Heading_20_3" text:outline-level="3"><text:bookmark-start text:name="__RefHeading___Toc1054_3635139615"/>References<text:bookmark-end text:name="__RefHeading___Toc1054_3635139615"/></text:h>
      <text:p text:style-name="P78">[1] - <text:a xlink:type="simple" xlink:href="https://signal.org/docs/specifications/x3dh/" text:style-name="Internet_20_link" text:visited-style-name="Visited_20_Internet_20_Link">https://signal.org/docs/specifications/x3dh/</text:a></text:p>
      <text:p text:style-name="P78">[2] - <text:a xlink:type="simple" xlink:href="https://signal.org/docs/specifications/doubleratchet/" text:style-name="Internet_20_link" text:visited-style-name="Visited_20_Internet_20_Link">https://signal.org/docs/specifications/doubleratchet/</text:a></text:p>
      <text:p text:style-name="P78"/>
      <text:h text:style-name="P253" text:outline-level="1"><text:bookmark-start text:name="__RefHeading___Toc2219_805280642"/>Appendix C – User Guide<text:bookmark-end text:name="__RefHeading___Toc2219_805280642"/></text:h>
      <text:p text:style-name="P93"># SIGEMAIL</text:p>
      <text:p text:style-name="P93">This application implements the [Signal Protocol](https://signal.org/docs/) in C++ to create an End-to-End Encrypted email service.</text:p>
      <text:p text:style-name="P93">Similar to Signal, the primary communication is direct over the network, with external email import/export via SMTP/IMAP.</text:p>
      <text:p text:style-name="P93"/>
      <text:p text:style-name="P93">## Usage:</text:p>
      <text:p text:style-name="P93">Server usage:</text:p>
      <text:p text:style-name="P93">`./bin/sigemail_server &lt;listening_port&gt; &lt;number of threads&gt;`</text:p>
      <text:p text:style-name="P93"/>
      <text:p text:style-name="P93">Client usage:</text:p>
      <text:p text:style-name="P93">`./bin/sigemail &lt;server_address&gt; &lt;server_port&gt;`</text:p>
      <text:p text:style-name="P93"/>
      <text:p text:style-name="P93">## Compilation:</text:p>
      <text:p text:style-name="P93">To compile simply run the following commands:</text:p>
      <text:p text:style-name="P93">```</text:p>
      <text:p text:style-name="P93">cmake .</text:p>
      <text:p text:style-name="P93">make</text:p>
      <text:p text:style-name="P93">```</text:p>
      <text:p text:style-name="P93"/>
      <text:p text:style-name="P93">Compilation requires:</text:p>
      <text:p text:style-name="P93"><text:s/>- CMake 3.13.0 or later</text:p>
      <text:p text:style-name="P93"><text:s/>- Linux</text:p>
      <text:p text:style-name="P93"><text:s/>- C++17 compliant compiler</text:p>
      <text:p text:style-name="P93"><text:s/>- OpenSSL 1.1.1 or later</text:p>
      <text:p text:style-name="P93"><text:s/>- Curl 7.30 or later</text:p>
      <text:p text:style-name="P93"><text:s/>- Qt5</text:p>
      <text:p text:style-name="P93"><text:s/>- Boost 1.67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9T15:51:23.707807878</dc:date>
    <meta:editing-duration>PT20H2M</meta:editing-duration>
    <meta:editing-cycles>584</meta:editing-cycles>
    <meta:generator>LibreOffice/6.2.2.2$Linux_X86_64 LibreOffice_project/20$Build-2</meta:generator>
    <meta:document-statistic meta:table-count="0" meta:image-count="29" meta:object-count="0" meta:page-count="55" meta:paragraph-count="520" meta:word-count="10198" meta:character-count="63317" meta:non-whitespace-character-count="53763"/>
  </office:meta>
</office:document-meta>
</file>